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6DA539667EFE1625.jpg" manifest:media-type="image/jpeg"/>
  <manifest:file-entry manifest:full-path="Pictures/10000201000001930000008D97040D09EE352F9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paragraph-properties style:writing-mode="lr-tb"/>
    </style:style>
    <style:style style:name="gr4"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paragraph-properties style:writing-mode="lr-tb"/>
    </style:style>
    <style:style style:name="gr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paragraph-properties style:writing-mode="lr-tb"/>
    </style:style>
    <style:style style:name="gr6"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paragraph-properties style:writing-mode="lr-tb"/>
    </style:style>
    <style:style style:name="gr7"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paragraph-properties style:writing-mode="lr-tb"/>
    </style:style>
    <style:style style:name="gr8"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paragraph-properties style:writing-mode="lr-tb"/>
    </style:style>
    <style:style style:name="gr9"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paragraph-properties style:writing-mode="lr-tb"/>
    </style:style>
    <style:style style:name="gr10"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paragraph-properties style:writing-mode="lr-tb"/>
    </style:style>
    <style:style style:name="gr11"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paragraph-properties style:writing-mode="lr-tb"/>
    </style:style>
    <style:style style:name="gr12"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paragraph-properties style:writing-mode="lr-tb"/>
    </style:style>
    <style:style style:name="gr13"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paragraph-properties style:writing-mode="lr-tb"/>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paragraph-properties style:writing-mode="lr-tb"/>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paragraph-properties style:writing-mode="lr-tb"/>
    </style:style>
    <style:style style:name="gr16"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paragraph-properties style:writing-mode="lr-tb"/>
    </style:style>
    <style:style style:name="gr17"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8"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19"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objectwithoutfill">
      <style:graphic-properties svg:stroke-width="0.106cm" svg:stroke-color="#b4c7dc"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draw:fill-color="#808080" draw:textarea-horizontal-align="justify" draw:textarea-vertical-align="middle" draw:auto-grow-height="false" fo:min-height="2.75cm" fo:min-width="2.5cm"/>
    </style:style>
    <style:style style:name="gr23" style:family="graphic" style:parent-style-name="standard">
      <style:graphic-properties svg:stroke-color="#999999" draw:fill-color="#999999" draw:textarea-horizontal-align="justify" draw:textarea-vertical-align="middle" draw:auto-grow-height="false" fo:min-height="0cm" fo:min-width="1.818cm"/>
    </style:style>
    <style:style style:name="gr24" style:family="graphic" style:parent-style-name="standard">
      <style:graphic-properties svg:stroke-color="#666666" draw:fill-color="#666666" draw:textarea-horizontal-align="justify" draw:textarea-vertical-align="middle" draw:auto-grow-height="false" fo:min-height="0cm" fo:min-width="1.818cm"/>
    </style:style>
    <style:style style:name="gr25" style:family="graphic" style:parent-style-name="standard">
      <style:graphic-properties draw:stroke="none" draw:fill-color="#158466" draw:textarea-horizontal-align="justify" draw:textarea-vertical-align="middle" draw:auto-grow-height="false" fo:min-height="0cm" fo:min-width="2.7cm"/>
    </style:style>
    <style:style style:name="gr26" style:family="graphic" style:parent-style-name="standard">
      <style:graphic-properties draw:stroke="none" svg:stroke-color="#666666" draw:fill-color="#666666" draw:textarea-horizontal-align="justify" draw:textarea-vertical-align="middle" draw:auto-grow-height="false" fo:min-height="0cm" fo:min-width="1.5cm"/>
    </style:style>
    <style:style style:name="gr27" style:family="graphic" style:parent-style-name="standard">
      <style:graphic-properties draw:stroke="none" draw:fill-color="#ffbf00" draw:textarea-horizontal-align="justify" draw:textarea-vertical-align="middle" draw:auto-grow-height="false" fo:min-height="1.55cm" fo:min-width="0cm"/>
    </style:style>
    <style:style style:name="gr28" style:family="graphic" style:parent-style-name="standard">
      <style:graphic-properties draw:stroke="none" draw:fill-color="#ffbf00" draw:textarea-horizontal-align="justify" draw:textarea-vertical-align="middle" draw:auto-grow-height="false" fo:min-height="0cm" fo:min-width="0cm"/>
    </style:style>
    <style:style style:name="gr29" style:family="graphic" style:parent-style-name="standard">
      <style:graphic-properties draw:stroke="none" draw:fill-color="#ffbf00" draw:textarea-horizontal-align="justify" draw:textarea-vertical-align="middle" draw:auto-grow-height="false" fo:min-height="1.35cm" fo:min-width="0cm"/>
    </style:style>
    <style:style style:name="gr30" style:family="graphic" style:parent-style-name="standard">
      <style:graphic-properties draw:stroke="none" draw:fill-color="#cfb997" draw:textarea-horizontal-align="justify" draw:textarea-vertical-align="middle" draw:auto-grow-height="false" fo:min-height="0.949cm" fo:min-width="5.3cm"/>
    </style:style>
    <style:style style:name="gr31" style:family="graphic" style:parent-style-name="standard">
      <style:graphic-properties svg:stroke-color="#000000" draw:fill="none" draw:textarea-horizontal-align="justify" draw:textarea-vertical-align="middle" draw:auto-grow-height="false" fo:min-height="0.75cm" fo:min-width="0cm"/>
    </style:style>
    <style:style style:name="gr32" style:family="graphic" style:parent-style-name="standard">
      <style:graphic-properties draw:stroke="none" draw:fill-color="#f10d0c" draw:textarea-horizontal-align="justify" draw:textarea-vertical-align="middle" draw:auto-grow-height="false" fo:min-height="0cm" fo:min-width="0cm"/>
    </style:style>
    <style:style style:name="gr33" style:family="graphic" style:parent-style-name="standard">
      <style:graphic-properties draw:stroke="none" draw:fill-color="#b4c7dc" draw:textarea-horizontal-align="justify" draw:textarea-vertical-align="middle" draw:auto-grow-height="false" fo:min-height="0cm" fo:min-width="0cm"/>
    </style:style>
    <style:style style:name="gr34" style:family="graphic" style:parent-style-name="standard">
      <style:graphic-properties draw:stroke="none" draw:fill-color="#00a933" draw:textarea-horizontal-align="justify" draw:textarea-vertical-align="middle" draw:auto-grow-height="false" fo:min-height="0cm" fo:min-width="0cm"/>
    </style:style>
    <style:style style:name="gr3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6" style:family="graphic" style:parent-style-name="standard">
      <style:graphic-properties draw:stroke="solid" svg:stroke-color="#000000" draw:fill="none" draw:textarea-horizontal-align="justify" draw:textarea-vertical-align="middle" draw:auto-grow-height="false" fo:min-height="0.637cm" fo:min-width="12.787cm"/>
    </style:style>
    <style:style style:name="gr37" style:family="graphic" style:parent-style-name="standard">
      <style:graphic-properties draw:stroke="solid" svg:stroke-color="#000000" draw:fill="none" draw:textarea-horizontal-align="justify" draw:textarea-vertical-align="middle" draw:auto-grow-height="false" fo:min-height="0.621cm" fo:min-width="15.2cm"/>
    </style:style>
    <style:style style:name="gr38" style:family="graphic" style:parent-style-name="standard">
      <style:graphic-properties draw:stroke="none" svg:stroke-color="#000000" draw:fill="none" draw:fill-color="#ffffff" draw:auto-grow-height="true" draw:auto-grow-width="false" fo:max-height="0cm" fo:min-height="0.52cm"/>
      <style:paragraph-properties style:writing-mode="lr-tb"/>
    </style:style>
    <style:style style:name="gr39" style:family="graphic" style:parent-style-name="standard">
      <style:graphic-properties draw:stroke="solid" svg:stroke-color="#000000" draw:fill="none" draw:textarea-horizontal-align="justify" draw:textarea-vertical-align="middle" draw:auto-grow-height="false" fo:min-height="0.312cm" fo:min-width="12.787cm"/>
    </style:style>
    <style:style style:name="gr40" style:family="graphic" style:parent-style-name="standard">
      <style:graphic-properties draw:stroke="none" draw:fill-color="#000000" draw:textarea-horizontal-align="justify" draw:textarea-vertical-align="middle" draw:auto-grow-height="false" fo:min-height="1.654cm" fo:min-width="0.404cm"/>
    </style:style>
    <style:style style:name="gr41" style:family="graphic" style:parent-style-name="standard">
      <style:graphic-properties draw:stroke="none" draw:fill-color="#ffffff" draw:textarea-horizontal-align="justify" draw:textarea-vertical-align="middle" draw:auto-grow-height="false" fo:min-height="1.422cm" fo:min-width="0.222cm"/>
    </style:style>
    <style:style style:name="gr42" style:family="graphic" style:parent-style-name="standard">
      <style:graphic-properties draw:stroke="none" draw:fill-color="#000000" draw:textarea-horizontal-align="justify" draw:textarea-vertical-align="middle" draw:auto-grow-height="false" fo:min-height="0.897cm" fo:min-width="2.052cm"/>
    </style:style>
    <style:style style:name="gr43" style:family="graphic" style:parent-style-name="standard">
      <style:graphic-properties draw:stroke="none" draw:fill-color="#ffffff" draw:textarea-horizontal-align="justify" draw:textarea-vertical-align="middle" draw:auto-grow-height="false" fo:min-height="0.805cm" fo:min-width="1.952cm"/>
    </style:style>
    <style:style style:name="gr44" style:family="graphic" style:parent-style-name="standard">
      <style:graphic-properties draw:stroke="none" draw:fill-color="#000000" draw:textarea-horizontal-align="justify" draw:textarea-vertical-align="middle" draw:auto-grow-height="false" fo:min-height="0.163cm" fo:min-width="0cm"/>
    </style:style>
    <style:style style:name="gr45" style:family="graphic" style:parent-style-name="standard">
      <style:graphic-properties draw:stroke="none" draw:fill-color="#cfb997" draw:textarea-horizontal-align="justify" draw:textarea-vertical-align="middle" draw:auto-grow-height="false" fo:min-height="0.6cm" fo:min-width="1.958cm"/>
    </style:style>
    <style:style style:name="gr46" style:family="graphic" style:parent-style-name="standard">
      <style:graphic-properties svg:stroke-color="#000000" draw:fill="none" draw:textarea-horizontal-align="justify" draw:textarea-vertical-align="middle" draw:auto-grow-height="false" fo:min-height="0.458cm" fo:min-width="0cm"/>
    </style:style>
    <style:style style:name="gr47" style:family="graphic" style:parent-style-name="standard">
      <style:graphic-properties draw:stroke="none" svg:stroke-color="#000000" draw:fill="none" draw:fill-color="#ffffff" draw:auto-grow-height="true" draw:auto-grow-width="false" fo:max-height="0cm" fo:min-height="0.535cm"/>
      <style:paragraph-properties style:writing-mode="lr-tb"/>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50" style:family="graphic" style:parent-style-name="standard">
      <style:graphic-properties draw:stroke="solid" svg:stroke-width="0.035cm" svg:stroke-color="#000000" draw:marker-start-width="0.252cm" draw:marker-end-width="0.252cm" draw:fill="none" draw:textarea-vertical-align="middle" draw:auto-grow-height="false" fo:min-height="2.342cm" fo:min-width="1.466cm" fo:padding-top="0.142cm" fo:padding-bottom="0.142cm" fo:padding-left="0.267cm" fo:padding-right="0.267cm"/>
    </style:style>
    <style:style style:name="gr5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1.158cm" fo:min-width="0.066cm" fo:padding-top="0.142cm" fo:padding-bottom="0.142cm" fo:padding-left="0.267cm" fo:padding-right="0.267cm"/>
    </style:style>
    <style:style style:name="gr52" style:family="graphic" style:parent-style-name="standard">
      <style:graphic-properties draw:stroke="none" svg:stroke-color="#000000" draw:fill="none" draw:fill-color="#ffffff" draw:auto-grow-height="true" draw:auto-grow-width="false" fo:max-height="0cm" fo:min-height="0.795cm"/>
      <style:paragraph-properties style:writing-mode="lr-tb"/>
    </style:style>
    <style:style style:name="gr53" style:family="graphic" style:parent-style-name="standard">
      <style:graphic-properties svg:stroke-color="#000000" draw:fill="none" draw:textarea-vertical-align="middle" draw:auto-grow-height="false" fo:min-height="5.628cm" fo:min-width="0cm"/>
    </style:style>
    <style:style style:name="gr54" style:family="graphic" style:parent-style-name="standard">
      <style:graphic-properties svg:stroke-color="#000000" draw:fill="none" draw:fill-color="#729fcf" draw:textarea-horizontal-align="justify" draw:textarea-vertical-align="middle" draw:auto-grow-height="false" fo:min-height="0.77cm" fo:min-width="9.916cm"/>
    </style:style>
    <style:style style:name="gr55"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6" style:family="graphic" style:parent-style-name="standard">
      <style:graphic-properties draw:stroke="solid" svg:stroke-color="#000000" draw:fill="none" draw:textarea-horizontal-align="justify" draw:textarea-vertical-align="middle" draw:auto-grow-height="false" fo:min-height="0.801cm" fo:min-width="12.787cm"/>
    </style:style>
    <style:style style:name="gr57"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58" style:family="graphic" style:parent-style-name="standard">
      <style:graphic-properties draw:stroke="none" draw:fill-color="#ff0000" draw:textarea-horizontal-align="justify" draw:textarea-vertical-align="middle" draw:auto-grow-height="false" fo:min-height="0.75cm" fo:min-width="4.1cm"/>
    </style:style>
    <style:style style:name="gr59" style:family="graphic" style:parent-style-name="standard">
      <style:graphic-properties draw:stroke="none" draw:fill-color="#ff0000" draw:textarea-horizontal-align="justify" draw:textarea-vertical-align="middle" draw:auto-grow-height="false" fo:min-height="0.75cm" fo:min-width="0cm"/>
    </style:style>
    <style:style style:name="gr60" style:family="graphic" style:parent-style-name="standard">
      <style:graphic-properties draw:stroke="none" draw:fill-color="#ff8000" draw:textarea-horizontal-align="justify" draw:textarea-vertical-align="middle" draw:auto-grow-height="false" fo:min-height="0.75cm" fo:min-width="0cm"/>
    </style:style>
    <style:style style:name="gr61" style:family="graphic" style:parent-style-name="standard">
      <style:graphic-properties draw:stroke="none" draw:fill-color="#ff0000" draw:textarea-horizontal-align="justify" draw:textarea-vertical-align="middle" draw:auto-grow-height="false" fo:min-height="0.75cm" fo:min-width="0.1cm"/>
    </style:style>
    <style:style style:name="gr62" style:family="graphic" style:parent-style-name="standard">
      <style:graphic-properties draw:stroke="none" draw:fill-color="#ff0000" draw:textarea-horizontal-align="justify" draw:textarea-vertical-align="middle" draw:auto-grow-height="false" fo:min-height="0.75cm" fo:min-width="0.5cm"/>
    </style:style>
    <style:style style:name="gr63" style:family="graphic" style:parent-style-name="standard">
      <style:graphic-properties draw:stroke="none" draw:fill-color="#ff0000" draw:textarea-horizontal-align="justify" draw:textarea-vertical-align="middle" draw:auto-grow-height="false" fo:min-height="0.75cm" fo:min-width="0.3cm"/>
    </style:style>
    <style:style style:name="gr64" style:family="graphic" style:parent-style-name="standard">
      <style:graphic-properties draw:stroke="none" draw:fill-color="#3465a4" draw:textarea-horizontal-align="justify" draw:textarea-vertical-align="middle" draw:auto-grow-height="false" fo:min-height="0.75cm" fo:min-width="0cm"/>
    </style:style>
    <style:style style:name="gr65" style:family="graphic" style:parent-style-name="standard">
      <style:graphic-properties draw:stroke="none" draw:fill-color="#b4c7dc" draw:opacity="90%" draw:textarea-horizontal-align="justify" draw:textarea-vertical-align="middle" draw:auto-grow-height="false" fo:min-height="0.75cm" fo:min-width="6.7cm"/>
    </style:style>
    <style:style style:name="gr66" style:family="graphic" style:parent-style-name="standard">
      <style:graphic-properties draw:stroke="none" draw:fill-color="#3465a4" draw:textarea-horizontal-align="justify" draw:textarea-vertical-align="middle" draw:auto-grow-height="false" fo:min-height="0.751cm" fo:min-width="0cm"/>
    </style:style>
    <style:style style:name="gr67" style:family="graphic" style:parent-style-name="standard">
      <style:graphic-properties draw:stroke="none" draw:fill-color="#00a933" draw:opacity="80%" draw:textarea-horizontal-align="justify" draw:textarea-vertical-align="middle" draw:auto-grow-height="false" fo:min-height="0.75cm" fo:min-width="7.197cm"/>
    </style:style>
    <style:style style:name="gr68"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paragraph-properties style:writing-mode="lr-tb"/>
    </style:style>
    <style:style style:name="gr69"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7.111cm" fo:padding-top="0.178cm" fo:padding-bottom="0.178cm" fo:padding-left="0.303cm" fo:padding-right="0.30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title">
      <style:graphic-properties draw:auto-grow-height="true" fo:min-height="2.845cm"/>
      <style:paragraph-properties style:writing-mode="lr-tb"/>
    </style:style>
    <style:style style:name="pr8" style:family="presentation" style:parent-style-name="Blue_5f_Curve1-title">
      <style:graphic-properties draw:auto-grow-height="true" fo:min-height="3.473cm"/>
      <style:paragraph-properties style:writing-mode="lr-tb"/>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solid" draw:fill-color="#800080"/>
      <style:paragraph-properties fo:text-align="center"/>
    </style:style>
    <style:style style:name="P8" style:family="paragraph">
      <loext:graphic-properties draw:fill="solid" draw:fill-color="#ff0000"/>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none" draw:fill-color="#ff0000"/>
      <style:paragraph-properties fo:text-align="center"/>
    </style:style>
    <style:style style:name="P11" style:family="paragraph">
      <loext:graphic-properties draw:fill="gradient" draw:fill-color="#800080" draw:fill-gradient-name="Gradient_20_11"/>
      <style:paragraph-properties fo:text-align="center"/>
    </style:style>
    <style:style style:name="P12" style:family="paragraph">
      <loext:graphic-properties draw:fill="gradient" draw:fill-gradient-name="Gradient_20_5"/>
      <style:paragraph-properties fo:text-align="center"/>
    </style:style>
    <style:style style:name="P13" style:family="paragraph">
      <loext:graphic-properties draw:fill="gradient" draw:fill-gradient-name="Gradient_20_7"/>
      <style:paragraph-properties fo:text-align="center"/>
    </style:style>
    <style:style style:name="P14" style:family="paragraph">
      <loext:graphic-properties draw:fill="gradient" draw:fill-gradient-name="Gradient_20_9"/>
      <style:paragraph-properties fo:text-align="center"/>
    </style:style>
    <style:style style:name="P15" style:family="paragraph">
      <loext:graphic-properties draw:fill-color="#ffffff"/>
      <style:text-properties fo:font-size="20pt"/>
    </style:style>
    <style:style style:name="P16" style:family="paragraph">
      <style:paragraph-properties fo:margin-top="0.5cm" fo:margin-bottom="0cm"/>
    </style:style>
    <style:style style:name="P17" style:family="paragraph">
      <loext:graphic-properties draw:fill="none"/>
      <style:paragraph-properties fo:text-align="center"/>
    </style:style>
    <style:style style:name="P18" style:family="paragraph">
      <loext:graphic-properties draw:fill-color="#808080"/>
      <style:paragraph-properties fo:text-align="center"/>
    </style:style>
    <style:style style:name="P19" style:family="paragraph">
      <loext:graphic-properties draw:fill-color="#999999"/>
      <style:paragraph-properties fo:text-align="center"/>
    </style:style>
    <style:style style:name="P20" style:family="paragraph">
      <loext:graphic-properties draw:fill-color="#666666"/>
      <style:paragraph-properties fo:text-align="center"/>
    </style:style>
    <style:style style:name="P21" style:family="paragraph">
      <loext:graphic-properties draw:fill-color="#158466"/>
      <style:paragraph-properties fo:text-align="center"/>
    </style:style>
    <style:style style:name="P22" style:family="paragraph">
      <loext:graphic-properties draw:fill-color="#ffbf00"/>
      <style:paragraph-properties fo:text-align="center"/>
    </style:style>
    <style:style style:name="P23" style:family="paragraph">
      <loext:graphic-properties draw:fill="none" draw:fill-color="#ffffff"/>
      <style:paragraph-properties fo:text-align="center"/>
      <style:text-properties fo:font-size="12pt" style:font-size-asian="12pt" style:font-size-complex="12pt"/>
    </style:style>
    <style:style style:name="P24" style:family="paragraph">
      <loext:graphic-properties draw:fill-color="#cfb997"/>
      <style:paragraph-properties fo:text-align="center"/>
    </style:style>
    <style:style style:name="P25" style:family="paragraph">
      <loext:graphic-properties draw:fill-color="#f10d0c"/>
      <style:paragraph-properties fo:text-align="center"/>
    </style:style>
    <style:style style:name="P26" style:family="paragraph">
      <loext:graphic-properties draw:fill-color="#b4c7dc"/>
      <style:paragraph-properties fo:text-align="center"/>
    </style:style>
    <style:style style:name="P27" style:family="paragraph">
      <loext:graphic-properties draw:fill-color="#00a933"/>
      <style:paragraph-properties fo:text-align="center"/>
    </style:style>
    <style:style style:name="P28" style:family="paragraph">
      <loext:graphic-properties draw:fill-color="#000000"/>
      <style:paragraph-properties fo:text-align="center"/>
    </style:style>
    <style:style style:name="P29" style:family="paragraph">
      <loext:graphic-properties draw:fill-color="#ffffff"/>
      <style:paragraph-properties fo:text-align="center"/>
    </style:style>
    <style:style style:name="P30" style:family="paragraph">
      <loext:graphic-properties draw:fill="none" draw:fill-color="#729fcf"/>
      <style:paragraph-properties fo:text-align="center"/>
    </style:style>
    <style:style style:name="P31" style:family="paragraph">
      <style:text-properties fo:background-color="transparent"/>
    </style:style>
    <style:style style:name="P32" style:family="paragraph">
      <style:text-properties fo:font-size="20pt" style:font-size-asian="20pt" style:font-size-complex="20pt"/>
    </style:style>
    <style:style style:name="P33" style:family="paragraph">
      <loext:graphic-properties draw:fill-color="#ff0000"/>
      <style:paragraph-properties fo:text-align="center"/>
    </style:style>
    <style:style style:name="P34" style:family="paragraph">
      <loext:graphic-properties draw:fill="none" draw:fill-color="#ffffff"/>
    </style:style>
    <style:style style:name="P35" style:family="paragraph">
      <loext:graphic-properties draw:fill-color="#ff8000"/>
      <style:paragraph-properties fo:text-align="center"/>
    </style:style>
    <style:style style:name="P36" style:family="paragraph">
      <loext:graphic-properties draw:fill-color="#3465a4"/>
      <style:paragraph-properties fo:text-align="center"/>
    </style:style>
    <style:style style:name="P37" style:family="paragraph">
      <loext:graphic-properties draw:fill-color="#b4c7dc" draw:opacity="90%"/>
      <style:paragraph-properties fo:text-align="center"/>
    </style:style>
    <style:style style:name="P38" style:family="paragraph">
      <loext:graphic-properties draw:fill-color="#00a933" draw:opacity="80%"/>
      <style:paragraph-properties fo:text-align="center"/>
    </style:style>
    <style:style style:name="P39" style:family="paragraph">
      <style:paragraph-properties fo:margin-top="0.4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font-size="12pt" style:font-size-asian="15pt" style:font-size-complex="15pt"/>
    </style:style>
    <style:style style:name="T8" style:family="text">
      <style:text-properties fo:font-size="10pt" style:font-size-asian="12pt" style:font-size-complex="12pt"/>
    </style:style>
    <style:style style:name="T9" style:family="text">
      <style:text-properties fo:font-size="36pt" style:font-size-asian="20pt" style:font-size-complex="20pt"/>
    </style:style>
    <style:style style:name="T10" style:family="text">
      <style:text-properties fo:background-color="transparent"/>
    </style:style>
    <style:style style:name="T11" style:family="text">
      <style:text-properties fo:font-size="18pt" fo:background-color="transparent" style:font-size-asian="18pt" style:font-size-complex="18pt"/>
    </style:style>
    <style:style style:name="T12" style:family="text">
      <style:text-properties fo:font-size="24pt" fo:background-color="transparent" style:font-size-asian="24pt" style:font-size-complex="24pt"/>
    </style:style>
    <style:style style:name="T13" style:family="text">
      <style:text-properties fo:font-variant="normal" fo:text-transform="none" fo:color="#0066cc"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 text:c="6"/><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So what is this all about?</text:p>
          </draw:text-box>
        </draw:frame>
        <draw:frame presentation:style-name="pr4"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System components</text:p>
          </draw:text-box>
        </draw:frame>
        <draw:frame draw:style-name="gr2" draw:text-style-name="P3" draw:layer="layout" svg:width="3cm" svg:height="0.806cm" svg:x="25cm" svg:y="20.2cm">
          <draw:text-box>
            <text:p text:style-name="P1"><text:span text:style-name="T4">CC BY-ND</text:span></text:p>
          </draw:text-box>
        </draw:frame>
        <draw:frame draw:style-name="gr2" draw:text-style-name="P3" draw:layer="layout" svg:width="4.8cm" svg:height="0.806cm" svg:x="0cm" svg:y="20.2cm">
          <draw:text-box>
            <text:p text:style-name="P4"><text:span text:style-name="T4">RidiculousRichard</text:span></text:p>
          </draw:text-box>
        </draw:frame>
        <draw:g>
          <draw:frame draw:style-name="gr3" draw:text-style-name="P6" draw:layer="layout" svg:width="6.2cm" svg:height="7.5cm" svg:x="0.6cm" svg:y="2.6cm">
            <draw:text-box>
              <text:p text:style-name="P5">Custom microcontroller</text:p>
            </draw:text-box>
          </draw:frame>
          <draw:frame draw:style-name="gr4" draw:text-style-name="P7" draw:layer="layout" svg:width="2.8cm" svg:height="1.066cm" svg:x="0.9cm" svg:y="4.3cm">
            <draw:text-box>
              <text:p text:style-name="P5">ROM</text:p>
            </draw:text-box>
          </draw:frame>
          <draw:frame draw:style-name="gr5" draw:text-style-name="P8" draw:layer="layout" svg:width="2.8cm" svg:height="1.068cm" svg:x="0.9cm" svg:y="5.4cm">
            <draw:text-box>
              <text:p text:style-name="P5">RAM</text:p>
            </draw:text-box>
          </draw:frame>
          <draw:frame draw:style-name="gr5" draw:text-style-name="P8" draw:layer="layout" svg:width="2.8cm" svg:height="1.068cm" svg:x="0.9cm" svg:y="6.5cm">
            <draw:text-box>
              <text:p text:style-name="P5">FLASH</text:p>
            </draw:text-box>
          </draw:frame>
          <draw:frame draw:style-name="gr6" draw:text-style-name="P7" draw:layer="layout" svg:width="5.6cm" svg:height="1.068cm" svg:x="0.9cm" svg:y="7.6cm">
            <draw:text-box>
              <text:p text:style-name="P5">SECURE DATA</text:p>
            </draw:text-box>
          </draw:frame>
          <draw:frame draw:style-name="gr7" draw:text-style-name="P9" draw:layer="layout" svg:width="2.8cm" svg:height="3.266cm" svg:x="3.7cm" svg:y="4.3cm">
            <draw:text-box>
              <text:p text:style-name="P5"/>
              <text:p text:style-name="P5">CPU</text:p>
            </draw:text-box>
          </draw:frame>
          <draw:frame draw:style-name="gr5" draw:text-style-name="P8" draw:layer="layout" svg:width="5.6cm" svg:height="1.068cm" svg:x="0.9cm" svg:y="8.7cm">
            <draw:text-box>
              <text:p text:style-name="P5">TEST &amp; DEBUG</text:p>
            </draw:text-box>
          </draw:frame>
        </draw:g>
        <draw:g>
          <draw:frame draw:style-name="gr8" draw:text-style-name="P6" draw:layer="layout" svg:width="6.2cm" svg:height="7.7cm" svg:x="0.6cm" svg:y="11.1cm">
            <draw:text-box>
              <text:p text:style-name="P5">Debug probe and test equipment</text:p>
            </draw:text-box>
          </draw:frame>
          <draw:frame draw:style-name="gr9" draw:text-style-name="P8" draw:layer="layout" svg:width="5.6cm" svg:height="1.803cm" svg:x="0.9cm" svg:y="16.6cm">
            <draw:text-box>
              <text:p text:style-name="P5">In use by 3<text:span text:style-name="T1">rd</text:span> party developers</text:p>
            </draw:text-box>
          </draw:frame>
          <draw:frame draw:style-name="gr10" draw:text-style-name="P9" draw:layer="layout" svg:width="5.6cm" svg:height="1.779cm" svg:x="0.9cm" svg:y="13cm">
            <draw:text-box>
              <text:p text:style-name="P5">In use by own developers</text:p>
            </draw:text-box>
          </draw:frame>
          <draw:frame draw:style-name="gr11" draw:text-style-name="P7" draw:layer="layout" svg:width="5.6cm" svg:height="1.779cm" svg:x="0.9cm" svg:y="14.801cm">
            <draw:text-box>
              <text:p text:style-name="P5">In use during manufacturing</text:p>
            </draw:text-box>
          </draw:frame>
        </draw:g>
        <draw:g>
          <draw:frame draw:style-name="gr12" draw:text-style-name="P10" draw:layer="layout" svg:width="6.2cm" svg:height="6.4cm" svg:x="8.3cm" svg:y="12.4cm">
            <draw:text-box>
              <text:p text:style-name="P5">Programming / update tools</text:p>
            </draw:text-box>
          </draw:frame>
          <draw:frame draw:style-name="gr10" draw:text-style-name="P9" draw:layer="layout" svg:width="5.6cm" svg:height="1.779cm" svg:x="8.6cm" svg:y="14.201cm">
            <draw:text-box>
              <text:p text:style-name="P5">In use by own developers</text:p>
            </draw:text-box>
          </draw:frame>
          <draw:frame draw:style-name="gr10" draw:text-style-name="P9" draw:layer="layout" svg:width="5.6cm" svg:height="1.779cm" svg:x="8.6cm" svg:y="14.201cm">
            <draw:text-box>
              <text:p text:style-name="P5">In use by own developers</text:p>
            </draw:text-box>
          </draw:frame>
          <draw:frame draw:style-name="gr13" draw:text-style-name="P11" draw:layer="layout" svg:width="5.6cm" svg:height="2.514cm" svg:x="8.6cm" svg:y="16.001cm">
            <draw:text-box>
              <text:p text:style-name="P5">In use by 3<text:span text:style-name="T1">rd</text:span> party developers and end users</text:p>
            </draw:text-box>
          </draw:frame>
        </draw:g>
        <draw:g>
          <draw:frame draw:style-name="gr12" draw:text-style-name="P10" draw:layer="layout" svg:width="6.2cm" svg:height="6.4cm" svg:x="8.3cm" svg:y="2.6cm">
            <draw:text-box>
              <text:p text:style-name="P5">Source code and build servers</text:p>
            </draw:text-box>
          </draw:frame>
          <draw:frame draw:style-name="gr10" draw:text-style-name="P9" draw:layer="layout" svg:width="5.6cm" svg:height="1.779cm" svg:x="8.6cm" svg:y="4.301cm">
            <draw:text-box>
              <text:p text:style-name="P5">Accessed by own developers</text:p>
            </draw:text-box>
          </draw:frame>
          <draw:frame draw:style-name="gr14" draw:text-style-name="P8" draw:layer="layout" svg:width="5.6cm" svg:height="2.514cm" svg:x="8.6cm" svg:y="6.101cm">
            <draw:text-box>
              <text:p text:style-name="P5">Accessed by 3<text:span text:style-name="T1">rd</text:span> party developers and end users</text:p>
            </draw:text-box>
          </draw:frame>
        </draw:g>
        <draw:frame draw:style-name="gr15" draw:text-style-name="P8" draw:layer="layout" svg:width="6.2cm" svg:height="1.779cm" svg:x="16.1cm" svg:y="8.9cm">
          <draw:text-box>
            <text:p text:style-name="P5">Firmware packaging</text:p>
          </draw:text-box>
        </draw:frame>
        <draw:frame draw:style-name="gr11" draw:text-style-name="P7" draw:layer="layout" svg:width="6.2cm" svg:height="1.779cm" svg:x="16.1cm" svg:y="12.5cm">
          <draw:text-box>
            <text:p text:style-name="P5">Firmware repository</text:p>
          </draw:text-box>
        </draw:frame>
        <draw:frame draw:style-name="gr11" draw:text-style-name="P7" draw:layer="layout" svg:width="6.2cm" svg:height="1.779cm" svg:x="16.1cm" svg:y="16.001cm">
          <draw:text-box>
            <text:p text:style-name="P5">Firmware distribution portal</text:p>
          </draw:text-box>
        </draw:frame>
        <draw:frame draw:style-name="gr16" draw:text-style-name="P8" draw:layer="layout" svg:width="6.2cm" svg:height="2.49cm" svg:x="16.1cm" svg:y="4.501cm">
          <draw:text-box>
            <text:p text:style-name="P5">Manufactured chips database with their private keys</text:p>
          </draw:text-box>
        </draw:frame>
        <draw:g>
          <draw:custom-shape draw:style-name="gr17" draw:text-style-name="P12" draw:layer="layout" svg:width="0.8cm" svg:height="3.2cm" svg:x="25.5cm" svg:y="6.3cm">
            <text:p/>
            <draw:enhanced-geometry svg:viewBox="0 0 21600 21600" draw:type="rectangle" draw:enhanced-path="M 0 0 L 21600 0 21600 21600 0 21600 0 0 Z N"/>
          </draw:custom-shape>
          <draw:custom-shape draw:style-name="gr18" draw:text-style-name="P13" draw:layer="layout" svg:width="0.8cm" svg:height="3.2cm" svg:x="25.5cm" svg:y="9.4cm">
            <text:p/>
            <draw:enhanced-geometry svg:viewBox="0 0 21600 21600" draw:type="rectangle" draw:enhanced-path="M 0 0 L 21600 0 21600 21600 0 21600 0 0 Z N"/>
          </draw:custom-shape>
          <draw:custom-shape draw:style-name="gr19" draw:text-style-name="P14" draw:layer="layout" svg:width="0.8cm" svg:height="3.2cm" svg:x="25.5cm" svg:y="12.5cm">
            <text:p/>
            <draw:enhanced-geometry svg:viewBox="0 0 21600 21600" draw:mirror-horizontal="false" draw:mirror-vertical="false" draw:type="rectangle" draw:enhanced-path="M 0 0 L 21600 0 21600 21600 0 21600 0 0 Z N"/>
          </draw:custom-shape>
        </draw:g>
        <draw:frame draw:style-name="gr20" draw:text-style-name="P6" draw:layer="layout" svg:width="4.2cm" svg:height="1.673cm" svg:x="23.8cm" svg:y="4.6cm">
          <draw:text-box>
            <text:p text:style-name="P5">Least vulnerable</text:p>
          </draw:text-box>
        </draw:frame>
        <draw:frame draw:style-name="gr20" draw:text-style-name="P6" draw:layer="layout" svg:width="4.2cm" svg:height="1.673cm" svg:x="23.8cm" svg:y="15.701cm">
          <draw:text-box>
            <text:p text:style-name="P5">Most vulnerable</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01cm" svg:y="0.4cm" presentation:class="title" presentation:user-transformed="true">
          <draw:text-box>
            <text:p>Silicon mitigations</text:p>
          </draw:text-box>
        </draw:frame>
        <draw:frame presentation:style-name="pr4"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Use a specific metal interconnect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multiple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operation and access to the <text:span text:style-name="T2">buses</text:span> adds additional hurdles for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Tooling</text:p>
          </draw:text-box>
        </draw:frame>
        <draw:frame presentation:style-name="pr4"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01cm" svg:y="0.4cm" presentation:class="title">
          <draw:text-box>
            <text:p>Initial chain of trust</text:p>
          </draw:text-box>
        </draw:frame>
        <draw:frame presentation:style-name="pr4" draw:layer="layout" svg:width="27.2cm" svg:height="11.6cm" svg:x="0.4cm" svg:y="7.6cm" presentation:class="outline" presentation:user-transformed="true">
          <draw:text-box>
            <text:list text:style-name="L2">
              <text:list-item>
                <text:p>Physical device tied:</text:p>
                <text:list>
                  <text:list-item>
                    <text:p><text:span text:style-name="T5">Per mask set master shared asymmetric key in ROM to authenticate first software image at boot time.</text:span></text:p>
                  </text:list-item>
                </text:list>
              </text:list-item>
              <text:list-item>
                <text:p text:style-name="P16">Randomly generated by ROM using chip testing entropy:</text:p>
                <text:list>
                  <text:list-item>
                    <text:p><text:span text:style-name="T5">Per device master private symmetric keys to encrypt internal data.</text:span></text:p>
                  </text:list-item>
                </text:list>
              </text:list-item>
              <text:list-item>
                <text:p text:style-name="P16">Added as the final step of chip testing:</text:p>
                <text:list>
                  <text:list-item>
                    <text:p><text:span text:style-name="T5">Per batch shared asymmetric key in secure data element to authenticate subsequent software images and respond to challenges.</text:span></text:p>
                  </text:list-item>
                  <text:list-item>
                    <text:p><text:span text:style-name="T5">Per device private asymmetric key in secure data element to issue challenges.</text:span></text:p>
                  </text:list-item>
                  <text:list-item>
                    <text:p><text:span text:style-name="T5">Initial image.</text:span></text:p>
                  </text:list-item>
                </text:list>
              </text:list-item>
            </text:list>
          </draw:text-box>
        </draw:frame>
        <draw:g>
          <draw:g>
            <draw:line draw:style-name="gr21" draw:text-style-name="P17" draw:layer="layout" svg:x1="3.6cm" svg:y1="6.2cm" svg:x2="3.6cm" svg:y2="2.4cm">
              <text:p/>
            </draw:line>
            <draw:line draw:style-name="gr21" draw:text-style-name="P17" draw:layer="layout" svg:x1="3.4cm" svg:y1="6.2cm" svg:x2="3.4cm" svg:y2="2.4cm">
              <text:p/>
            </draw:line>
            <draw:line draw:style-name="gr21" draw:text-style-name="P17" draw:layer="layout" svg:x1="3.2cm" svg:y1="6.2cm" svg:x2="3.2cm" svg:y2="2.4cm">
              <text:p/>
            </draw:line>
            <draw:line draw:style-name="gr21" draw:text-style-name="P17" draw:layer="layout" svg:x1="3cm" svg:y1="6.2cm" svg:x2="3cm" svg:y2="2.4cm">
              <text:p/>
            </draw:line>
            <draw:line draw:style-name="gr21" draw:text-style-name="P17" draw:layer="layout" svg:x1="2.8cm" svg:y1="6.2cm" svg:x2="2.8cm" svg:y2="2.4cm">
              <text:p/>
            </draw:line>
            <draw:line draw:style-name="gr21" draw:text-style-name="P17" draw:layer="layout" svg:x1="2.6cm" svg:y1="6.2cm" svg:x2="2.6cm" svg:y2="2.4cm">
              <text:p/>
            </draw:line>
            <draw:line draw:style-name="gr21" draw:text-style-name="P17" draw:layer="layout" svg:x1="2.4cm" svg:y1="6.2cm" svg:x2="2.4cm" svg:y2="2.4cm">
              <text:p/>
            </draw:line>
            <draw:line draw:style-name="gr21" draw:text-style-name="P17" draw:layer="layout" svg:x1="2.2cm" svg:y1="6.2cm" svg:x2="2.2cm" svg:y2="2.4cm">
              <text:p/>
            </draw:line>
            <draw:line draw:style-name="gr21" draw:text-style-name="P17" draw:layer="layout" svg:x1="2cm" svg:y1="6.2cm" svg:x2="2cm" svg:y2="2.4cm">
              <text:p/>
            </draw:line>
            <draw:line draw:style-name="gr21" draw:text-style-name="P17" draw:layer="layout" svg:x1="1.8cm" svg:y1="6.2cm" svg:x2="1.8cm" svg:y2="2.4cm">
              <text:p/>
            </draw:line>
            <draw:line draw:style-name="gr21" draw:text-style-name="P17" draw:layer="layout" svg:x1="1.6cm" svg:y1="6.2cm" svg:x2="1.6cm" svg:y2="2.4cm">
              <text:p/>
            </draw:line>
            <draw:line draw:style-name="gr21" draw:text-style-name="P17" draw:layer="layout" svg:x1="1.4cm" svg:y1="6.2cm" svg:x2="1.4cm" svg:y2="2.4cm">
              <text:p/>
            </draw:line>
          </draw:g>
          <draw:g>
            <draw:line draw:style-name="gr21" draw:text-style-name="P17" draw:layer="layout" svg:x1="4.4cm" svg:y1="3.2cm" svg:x2="0.6cm" svg:y2="3.2cm">
              <text:p/>
            </draw:line>
            <draw:line draw:style-name="gr21" draw:text-style-name="P17" draw:layer="layout" svg:x1="4.4cm" svg:y1="3.4cm" svg:x2="0.6cm" svg:y2="3.4cm">
              <text:p/>
            </draw:line>
            <draw:line draw:style-name="gr21" draw:text-style-name="P17" draw:layer="layout" svg:x1="4.4cm" svg:y1="3.6cm" svg:x2="0.6cm" svg:y2="3.6cm">
              <text:p/>
            </draw:line>
            <draw:line draw:style-name="gr21" draw:text-style-name="P17" draw:layer="layout" svg:x1="4.4cm" svg:y1="3.8cm" svg:x2="0.6cm" svg:y2="3.8cm">
              <text:p/>
            </draw:line>
            <draw:line draw:style-name="gr21" draw:text-style-name="P17" draw:layer="layout" svg:x1="4.4cm" svg:y1="4cm" svg:x2="0.6cm" svg:y2="4cm">
              <text:p/>
            </draw:line>
            <draw:line draw:style-name="gr21" draw:text-style-name="P17" draw:layer="layout" svg:x1="4.4cm" svg:y1="4.2cm" svg:x2="0.6cm" svg:y2="4.2cm">
              <text:p/>
            </draw:line>
            <draw:line draw:style-name="gr21" draw:text-style-name="P17" draw:layer="layout" svg:x1="4.4cm" svg:y1="4.4cm" svg:x2="0.6cm" svg:y2="4.4cm">
              <text:p/>
            </draw:line>
            <draw:line draw:style-name="gr21" draw:text-style-name="P17" draw:layer="layout" svg:x1="4.4cm" svg:y1="4.6cm" svg:x2="0.6cm" svg:y2="4.6cm">
              <text:p/>
            </draw:line>
            <draw:line draw:style-name="gr21" draw:text-style-name="P17" draw:layer="layout" svg:x1="4.4cm" svg:y1="4.8cm" svg:x2="0.6cm" svg:y2="4.8cm">
              <text:p/>
            </draw:line>
            <draw:line draw:style-name="gr21" draw:text-style-name="P17" draw:layer="layout" svg:x1="4.4cm" svg:y1="5cm" svg:x2="0.6cm" svg:y2="5cm">
              <text:p/>
            </draw:line>
            <draw:line draw:style-name="gr21" draw:text-style-name="P17" draw:layer="layout" svg:x1="4.4cm" svg:y1="5.2cm" svg:x2="0.6cm" svg:y2="5.2cm">
              <text:p/>
            </draw:line>
            <draw:line draw:style-name="gr21" draw:text-style-name="P17" draw:layer="layout" svg:x1="4.4cm" svg:y1="5.4cm" svg:x2="0.6cm" svg:y2="5.4cm">
              <text:p/>
            </draw:line>
          </draw:g>
          <draw:g>
            <draw:custom-shape draw:style-name="gr22" draw:text-style-name="P18" draw:layer="layout" svg:width="3cm" svg:height="3cm" svg:x="1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1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1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custom-shape draw:style-name="gr25" draw:text-style-name="P21" draw:layer="layout" svg:width="3.2cm" svg:height="0.2cm" svg:x="22cm" svg:y="6.3cm">
              <text:p/>
              <draw:enhanced-geometry svg:viewBox="0 0 21600 21600" draw:type="rectangle" draw:enhanced-path="M 0 0 L 21600 0 21600 21600 0 21600 0 0 Z N"/>
            </draw:custom-shape>
            <draw:custom-shape draw:style-name="gr26" draw:text-style-name="P20" draw:layer="layout" svg:width="2cm" svg:height="0.2cm" svg:x="22.6cm" svg:y="6.1cm">
              <text:p/>
              <draw:enhanced-geometry svg:viewBox="0 0 21600 21600" draw:type="rectangle" draw:enhanced-path="M 0 0 L 21600 0 21600 21600 0 21600 0 0 Z N"/>
            </draw:custom-shape>
            <draw:g>
              <draw:custom-shape draw:style-name="gr27" draw:text-style-name="P22" draw:layer="layout" svg:width="0.2cm" svg:height="1.8cm" svg:x="22.2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2.4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2.6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2.8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22" draw:layer="layout" svg:width="0.2cm" svg:height="1.8cm" svg:x="24.7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4.9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3.1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3.3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3.4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3.6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4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4.2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0" draw:text-style-name="P23" draw:layer="layout" svg:width="3.1cm" svg:height="1.673cm" svg:x="24.7cm" svg:y="4.4cm">
            <draw:text-box>
              <text:p text:style-name="P5"><text:span text:style-name="T6">Test and programming equipment</text:span></text:p>
            </draw:text-box>
          </draw:frame>
        </draw:g>
        <draw:g>
          <draw:custom-shape draw:style-name="gr30" draw:text-style-name="P24" draw:layer="layout" svg:width="5.8cm" svg:height="1.199cm" svg:x="21.6cm" svg:y="2.5cm">
            <text:p/>
            <draw:enhanced-geometry svg:viewBox="0 0 21600 21600" draw:type="rectangle" draw:enhanced-path="M 0 0 L 21600 0 21600 21600 0 21600 0 0 Z N"/>
          </draw:custom-shape>
          <draw:g>
            <draw:custom-shape draw:style-name="gr31" draw:text-style-name="P17" draw:layer="layout" svg:width="0.4cm" svg:height="1cm" svg:x="21.8cm" svg:y="2.5cm">
              <text:p/>
              <draw:enhanced-geometry svg:viewBox="0 0 21600 21600" draw:type="rectangle" draw:enhanced-path="M 0 0 L 21600 0 21600 21600 0 21600 0 0 Z N"/>
            </draw:custom-shape>
            <draw:custom-shape draw:style-name="gr32" draw:text-style-name="P25" draw:layer="layout" svg:width="0.2cm" svg:height="0.2cm" svg:x="21.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2cm" svg:y="2.5cm">
              <text:p/>
              <draw:enhanced-geometry svg:viewBox="0 0 21600 21600" draw:type="rectangle" draw:enhanced-path="M 0 0 L 21600 0 21600 21600 0 21600 0 0 Z N"/>
            </draw:custom-shape>
            <draw:custom-shape draw:style-name="gr32" draw:text-style-name="P25" draw:layer="layout" svg:width="0.2cm" svg:height="0.2cm" svg:x="22.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6cm" svg:y="2.5cm">
              <text:p/>
              <draw:enhanced-geometry svg:viewBox="0 0 21600 21600" draw:type="rectangle" draw:enhanced-path="M 0 0 L 21600 0 21600 21600 0 21600 0 0 Z N"/>
            </draw:custom-shape>
            <draw:custom-shape draw:style-name="gr32" draw:text-style-name="P25" draw:layer="layout" svg:width="0.2cm" svg:height="0.2cm" svg:x="22.7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cm" svg:y="2.5cm">
              <text:p/>
              <draw:enhanced-geometry svg:viewBox="0 0 21600 21600" draw:type="rectangle" draw:enhanced-path="M 0 0 L 21600 0 21600 21600 0 21600 0 0 Z N"/>
            </draw:custom-shape>
            <draw:custom-shape draw:style-name="gr32" draw:text-style-name="P25" draw:layer="layout" svg:width="0.2cm" svg:height="0.2cm" svg:x="2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4cm" svg:y="2.5cm">
              <text:p/>
              <draw:enhanced-geometry svg:viewBox="0 0 21600 21600" draw:type="rectangle" draw:enhanced-path="M 0 0 L 21600 0 21600 21600 0 21600 0 0 Z N"/>
            </draw:custom-shape>
            <draw:custom-shape draw:style-name="gr32" draw:text-style-name="P25" draw:layer="layout" svg:width="0.2cm" svg:height="0.2cm" svg:x="23.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8cm" svg:y="2.5cm">
              <text:p/>
              <draw:enhanced-geometry svg:viewBox="0 0 21600 21600" draw:type="rectangle" draw:enhanced-path="M 0 0 L 21600 0 21600 21600 0 21600 0 0 Z N"/>
            </draw:custom-shape>
            <draw:custom-shape draw:style-name="gr32" draw:text-style-name="P25" draw:layer="layout" svg:width="0.2cm" svg:height="0.2cm" svg:x="23.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2cm" svg:y="2.5cm">
              <text:p/>
              <draw:enhanced-geometry svg:viewBox="0 0 21600 21600" draw:type="rectangle" draw:enhanced-path="M 0 0 L 21600 0 21600 21600 0 21600 0 0 Z N"/>
            </draw:custom-shape>
            <draw:custom-shape draw:style-name="gr32" draw:text-style-name="P25" draw:layer="layout" svg:width="0.2cm" svg:height="0.2cm" svg:x="24.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1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4cm" svg:y="2.5cm">
            <draw:text-box>
              <text:p text:style-name="P5"><text:span text:style-name="T6">Secure servers</text:span></text:p>
            </draw:text-box>
          </draw:frame>
        </draw:g>
        <draw:frame draw:style-name="gr35" draw:text-style-name="P6" draw:layer="layout" svg:width="2.6cm" svg:height="1.199cm" svg:x="1.2cm" svg:y="3.001cm">
          <draw:text-box>
            <text:p text:style-name="P5"><text:span text:style-name="T7">ROM public key</text:span></text:p>
          </draw:text-box>
        </draw:frame>
        <draw:g>
          <draw:custom-shape draw:style-name="gr36" draw:text-style-name="P17" draw:layer="layout" svg:width="15.8cm" svg:height="1.372cm" svg:x="5cm" svg:y="2.428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6" draw:layer="layout" svg:width="13.4cm" svg:height="1.199cm" svg:x="7.4cm" svg:y="2.529cm">
            <draw:text-box>
              <text:p text:style-name="P5"><text:span text:style-name="T7">Request to permanently switch out of manufacturing test mode and start initial programming process</text:span></text:p>
            </draw:text-box>
          </draw:frame>
        </draw:g>
        <draw:g>
          <draw:custom-shape draw:style-name="gr37" draw:text-style-name="P17" draw:layer="layout" svg:width="15.7cm" svg:height="0.871cm" svg:x="5cm" svg:y="3.729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3.83cm">
            <draw:text-box>
              <text:p text:style-name="P5"><text:span text:style-name="T7">Per device generated public key and challenge code</text:span></text:p>
            </draw:text-box>
          </draw:frame>
        </draw:g>
        <draw:g>
          <draw:custom-shape draw:style-name="gr36" draw:text-style-name="P17" draw:layer="layout" svg:width="15.8cm" svg:height="1.372cm" svg:x="5.001cm" svg:y="4.529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6" draw:layer="layout" svg:width="13.4cm" svg:height="1.199cm" svg:x="7.4cm" svg:y="4.63cm">
            <draw:text-box>
              <text:p text:style-name="P5"><text:span text:style-name="T7">Server challenge response using diffie-hellman derived shared secret and initial firmware image signed by server</text:span></text:p>
            </draw:text-box>
          </draw:frame>
        </draw:g>
        <draw:g>
          <draw:custom-shape draw:style-name="gr39" draw:text-style-name="P17" draw:layer="layout" svg:width="15.8cm" svg:height="0.87cm" svg:x="5.002cm" svg:y="6.0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7cm" svg:y="6.13cm">
            <draw:text-box>
              <text:p text:style-name="P5"><text:span text:style-name="T7">Per device settings and security assets encrypted using shared secret.</text:span></text:p>
            </draw:text-box>
          </draw:frame>
        </draw:g>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presentation:user-transformed="true">
          <draw:text-box>
            <text:p>Maintaining the chain of trust</text:p>
          </draw:text-box>
        </draw:frame>
        <draw:frame presentation:style-name="pr4" draw:layer="layout" svg:width="27.2cm" svg:height="10cm" svg:x="0.4cm" svg:y="8.5cm" presentation:class="outline" presentation:user-transformed="true">
          <draw:text-box>
            <text:list text:style-name="L2">
              <text:list-item>
                <text:p>There are multiple reasons for non-developers to legitimately gain elevated access to the device: installers, repairs and updates (for devices without built-in connectivity).</text:p>
              </text:list-item>
              <text:list-item>
                <text:p>Require all tools to be internet connected and simply pass encrypted data between the device and your server which will provide summary information back to the user.</text:p>
              </text:list-item>
              <text:list-item>
                <text:p>Ratchet the communication encryption key at least once per session.</text:p>
                <text:list>
                  <text:list-item>
                    <text:p><text:span text:style-name="T3">Device flash write endurance prevents continual ratcheting.</text:span></text:p>
                  </text:list-item>
                  <text:list-item>
                    <text:p><text:span text:style-name="T3">Consider ratcheting every 15 minutes or so during a session. </text:span></text:p>
                  </text:list-item>
                </text:list>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4cm">
            <text:p/>
            <draw:enhanced-geometry svg:viewBox="0 0 21600 21600" draw:type="rectangle" draw:enhanced-path="M 0 0 L 21600 0 21600 21600 0 21600 0 0 Z N"/>
          </draw:custom-shape>
          <draw:g>
            <draw:custom-shape draw:style-name="gr31" draw:text-style-name="P17" draw:layer="layout" svg:width="0.4cm" svg:height="1cm" svg:x="21.774cm" svg:y="2.4cm">
              <text:p/>
              <draw:enhanced-geometry svg:viewBox="0 0 21600 21600" draw:type="rectangle" draw:enhanced-path="M 0 0 L 21600 0 21600 21600 0 21600 0 0 Z N"/>
            </draw:custom-shape>
            <draw:custom-shape draw:style-name="gr32"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4cm">
              <text:p/>
              <draw:enhanced-geometry svg:viewBox="0 0 21600 21600" draw:type="rectangle" draw:enhanced-path="M 0 0 L 21600 0 21600 21600 0 21600 0 0 Z N"/>
            </draw:custom-shape>
            <draw:custom-shape draw:style-name="gr32"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4cm">
              <text:p/>
              <draw:enhanced-geometry svg:viewBox="0 0 21600 21600" draw:type="rectangle" draw:enhanced-path="M 0 0 L 21600 0 21600 21600 0 21600 0 0 Z N"/>
            </draw:custom-shape>
            <draw:custom-shape draw:style-name="gr32"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4cm">
              <text:p/>
              <draw:enhanced-geometry svg:viewBox="0 0 21600 21600" draw:type="rectangle" draw:enhanced-path="M 0 0 L 21600 0 21600 21600 0 21600 0 0 Z N"/>
            </draw:custom-shape>
            <draw:custom-shape draw:style-name="gr32"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4cm">
              <text:p/>
              <draw:enhanced-geometry svg:viewBox="0 0 21600 21600" draw:type="rectangle" draw:enhanced-path="M 0 0 L 21600 0 21600 21600 0 21600 0 0 Z N"/>
            </draw:custom-shape>
            <draw:custom-shape draw:style-name="gr32"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4cm">
              <text:p/>
              <draw:enhanced-geometry svg:viewBox="0 0 21600 21600" draw:type="rectangle" draw:enhanced-path="M 0 0 L 21600 0 21600 21600 0 21600 0 0 Z N"/>
            </draw:custom-shape>
            <draw:custom-shape draw:style-name="gr32"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4cm">
              <text:p/>
              <draw:enhanced-geometry svg:viewBox="0 0 21600 21600" draw:type="rectangle" draw:enhanced-path="M 0 0 L 21600 0 21600 21600 0 21600 0 0 Z N"/>
            </draw:custom-shape>
            <draw:custom-shape draw:style-name="gr32"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4cm">
            <draw:text-box>
              <text:p text:style-name="P5"><text:span text:style-name="T6">Secure servers</text:span></text:p>
            </draw:text-box>
          </draw:frame>
        </draw:g>
        <draw:g>
          <draw:custom-shape draw:style-name="gr40"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6.101cm" svg:y="7.244cm">
              <text:p/>
              <draw:enhanced-geometry svg:viewBox="0 0 21600 21600" draw:type="rectangle" draw:enhanced-path="M 0 0 L 21600 0 21600 21600 0 21600 0 0 Z N"/>
            </draw:custom-shape>
          </draw:g>
          <draw:custom-shape draw:style-name="gr45" draw:text-style-name="P24" draw:layer="layout" svg:width="2.458cm" svg:height="0.85cm" svg:x="25.142cm" svg:y="7.4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6cm" svg:y="7.615cm">
            <draw:text-box>
              <text:p text:style-name="P5"><text:span text:style-name="T6">PC</text:span></text:p>
            </draw:text-box>
          </draw:frame>
          <draw:line draw:style-name="gr48" draw:text-style-name="P17" draw:layer="layout" svg:x1="27.34cm" svg:y1="7.87cm" svg:x2="27.482cm" svg:y2="7.87cm">
            <text:p/>
          </draw:line>
          <draw:line draw:style-name="gr48" draw:text-style-name="P17" draw:layer="layout" svg:x1="27.34cm" svg:y1="7.94cm" svg:x2="27.482cm" svg:y2="7.94cm">
            <text:p/>
          </draw:line>
          <draw:line draw:style-name="gr48" draw:text-style-name="P17" draw:layer="layout" svg:x1="27.34cm" svg:y1="8.011cm" svg:x2="27.482cm" svg:y2="8.011cm">
            <text:p/>
          </draw:line>
          <draw:line draw:style-name="gr48" draw:text-style-name="P17" draw:layer="layout" svg:x1="27.34cm" svg:y1="8.082cm" svg:x2="27.482cm" svg:y2="8.082cm">
            <text:p/>
          </draw:line>
          <draw:line draw:style-name="gr48" draw:text-style-name="P17" draw:layer="layout" svg:x1="27.34cm" svg:y1="8.153cm" svg:x2="27.482cm" svg:y2="8.153cm">
            <text:p/>
          </draw:line>
        </draw:g>
        <draw:frame draw:style-name="gr49" draw:text-style-name="P6" draw:layer="layout" svg:width="1.2cm" svg:height="0.645cm" svg:x="23.6cm" svg:y="6.8cm">
          <draw:text-box>
            <text:p text:style-name="P5"><text:span text:style-name="T8">OR</text:span></text:p>
          </draw:text-box>
        </draw:frame>
        <draw:g>
          <draw:custom-shape draw:style-name="gr50"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5.055cm">
            <draw:text-box>
              <text:p text:style-name="P5"><text:span text:style-name="T8">Relay</text:span></text:p>
            </draw:text-box>
          </draw:frame>
          <draw:frame draw:style-name="gr52" draw:text-style-name="P6" draw:layer="layout" svg:width="2cm" svg:height="1.045cm" svg:x="24.4cm" svg:y="4.2cm">
            <draw:text-box>
              <text:p text:style-name="P5"><text:span text:style-name="T8">User summary</text:span></text:p>
            </draw:text-box>
          </draw:frame>
          <draw:custom-shape draw:style-name="gr53"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ublic device ID and encrypted challenge cod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hallenge response and ratchet initiatio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atchet confirmation and device status</text:span></text:p>
            </draw:text-box>
          </draw:frame>
        </draw:g>
        <draw:g>
          <draw:custom-shape draw:style-name="gr54" draw:text-style-name="P30" draw:layer="layout" svg:width="15.7cm" svg:height="1.5cm" svg:x="5cm" svg:y="5.5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 draw:layer="layout" svg:width="11.2cm" svg:height="0.725cm" svg:x="7.2cm" svg:y="5.901cm">
            <draw:text-box>
              <text:p text:style-name="P5"><text:span text:style-name="T7">Batched operation instructions and information</text:span></text:p>
            </draw:text-box>
          </draw:frame>
        </draw:g>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7" draw:layer="layout" svg:width="27.2cm" svg:height="2.845cm" svg:x="0.4cm" svg:y="-0.138cm" presentation:class="title" presentation:user-transformed="true">
          <draw:text-box>
            <text:p><text:span text:style-name="T9">Manufacturing and developer access</text:span></text:p>
          </draw:text-box>
        </draw:frame>
        <draw:frame presentation:style-name="pr4" draw:text-style-name="P31" draw:layer="layout" svg:width="27.2cm" svg:height="11.6cm" svg:x="0.4cm" svg:y="8.2cm" presentation:class="outline" presentation:user-transformed="true">
          <draw:text-box>
            <text:list text:style-name="L2">
              <text:list-item>
                <text:p><text:span text:style-name="T10">During manufacturing and development it would be less secure and very slow to route all communication via servers.</text:span></text:p>
                <text:list>
                  <text:list-item>
                    <text:p><text:span text:style-name="T11">The manufacturing device / developer has access to the raw data being sent; encrypting it is just assisting an attacker in breaking the communication encryption. </text:span></text:p>
                  </text:list-item>
                </text:list>
              </text:list-item>
              <text:list-item>
                <text:p><text:span text:style-name="T12">The secure unlock process gives the server to block any suspicious pattern of unlocks.</text:span></text:p>
              </text:list-item>
              <text:list-item>
                <text:p><text:span text:style-name="T12">The device itself can restrict its functionality if multiple unlock failures encountered and aggressively limit unlock attempts or even permanently disable itself on multiple challenge failures.</text:span></text:p>
              </text:list-item>
              <text:list-item>
                <text:p><text:span text:style-name="T12">An unlocked device should periodically issue a new challenge.</text:span></text:p>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3cm">
            <text:p/>
            <draw:enhanced-geometry svg:viewBox="0 0 21600 21600" draw:type="rectangle" draw:enhanced-path="M 0 0 L 21600 0 21600 21600 0 21600 0 0 Z N"/>
          </draw:custom-shape>
          <draw:g>
            <draw:custom-shape draw:style-name="gr31" draw:text-style-name="P17" draw:layer="layout" svg:width="0.4cm" svg:height="1cm" svg:x="21.774cm" svg:y="2.3cm">
              <text:p/>
              <draw:enhanced-geometry svg:viewBox="0 0 21600 21600" draw:type="rectangle" draw:enhanced-path="M 0 0 L 21600 0 21600 21600 0 21600 0 0 Z N"/>
            </draw:custom-shape>
            <draw:custom-shape draw:style-name="gr32" draw:text-style-name="P25" draw:layer="layout" svg:width="0.2cm" svg:height="0.2cm" svg:x="21.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3cm">
              <text:p/>
              <draw:enhanced-geometry svg:viewBox="0 0 21600 21600" draw:type="rectangle" draw:enhanced-path="M 0 0 L 21600 0 21600 21600 0 21600 0 0 Z N"/>
            </draw:custom-shape>
            <draw:custom-shape draw:style-name="gr32" draw:text-style-name="P25" draw:layer="layout" svg:width="0.2cm" svg:height="0.2cm" svg:x="22.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3cm">
              <text:p/>
              <draw:enhanced-geometry svg:viewBox="0 0 21600 21600" draw:type="rectangle" draw:enhanced-path="M 0 0 L 21600 0 21600 21600 0 21600 0 0 Z N"/>
            </draw:custom-shape>
            <draw:custom-shape draw:style-name="gr32" draw:text-style-name="P25" draw:layer="layout" svg:width="0.2cm" svg:height="0.2cm" svg:x="22.6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3cm">
              <text:p/>
              <draw:enhanced-geometry svg:viewBox="0 0 21600 21600" draw:type="rectangle" draw:enhanced-path="M 0 0 L 21600 0 21600 21600 0 21600 0 0 Z N"/>
            </draw:custom-shape>
            <draw:custom-shape draw:style-name="gr32" draw:text-style-name="P25" draw:layer="layout" svg:width="0.2cm" svg:height="0.2cm" svg:x="23.0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3cm">
              <text:p/>
              <draw:enhanced-geometry svg:viewBox="0 0 21600 21600" draw:type="rectangle" draw:enhanced-path="M 0 0 L 21600 0 21600 21600 0 21600 0 0 Z N"/>
            </draw:custom-shape>
            <draw:custom-shape draw:style-name="gr32" draw:text-style-name="P25" draw:layer="layout" svg:width="0.2cm" svg:height="0.2cm" svg:x="23.4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3cm">
              <text:p/>
              <draw:enhanced-geometry svg:viewBox="0 0 21600 21600" draw:type="rectangle" draw:enhanced-path="M 0 0 L 21600 0 21600 21600 0 21600 0 0 Z N"/>
            </draw:custom-shape>
            <draw:custom-shape draw:style-name="gr32" draw:text-style-name="P25" draw:layer="layout" svg:width="0.2cm" svg:height="0.2cm" svg:x="23.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3cm">
              <text:p/>
              <draw:enhanced-geometry svg:viewBox="0 0 21600 21600" draw:type="rectangle" draw:enhanced-path="M 0 0 L 21600 0 21600 21600 0 21600 0 0 Z N"/>
            </draw:custom-shape>
            <draw:custom-shape draw:style-name="gr32" draw:text-style-name="P25" draw:layer="layout" svg:width="0.2cm" svg:height="0.2cm" svg:x="24.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3cm">
            <draw:text-box>
              <text:p text:style-name="P5"><text:span text:style-name="T6">Secure servers</text:span></text:p>
            </draw:text-box>
          </draw:frame>
        </draw:g>
        <draw:g>
          <draw:g>
            <draw:custom-shape draw:style-name="gr42" draw:text-style-name="P28" draw:layer="layout" svg:width="2.552cm" svg:height="1.147cm" svg:x="23.3cm" svg:y="5.7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3.35cm" svg:y="5.8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4.401cm" svg:y="6.944cm">
              <text:p/>
              <draw:enhanced-geometry svg:viewBox="0 0 21600 21600" draw:type="rectangle" draw:enhanced-path="M 0 0 L 21600 0 21600 21600 0 21600 0 0 Z N"/>
            </draw:custom-shape>
          </draw:g>
          <draw:custom-shape draw:style-name="gr45" draw:text-style-name="P24" draw:layer="layout" svg:width="2.458cm" svg:height="0.85cm" svg:x="23.442cm" svg:y="7.1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3.584cm 7.64cm)">
            <text:p/>
            <draw:enhanced-geometry svg:viewBox="0 0 21600 21600" draw:type="rectangle" draw:enhanced-path="M 0 0 L 21600 0 21600 21600 0 21600 0 0 Z N"/>
          </draw:custom-shape>
          <draw:custom-shape draw:style-name="gr32" draw:text-style-name="P25" draw:layer="layout" svg:width="0.142cm" svg:height="0.142cm" svg:x="25.616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4.3cm" svg:y="7.315cm">
            <draw:text-box>
              <text:p text:style-name="P5"><text:span text:style-name="T6">PC</text:span></text:p>
            </draw:text-box>
          </draw:frame>
          <draw:line draw:style-name="gr48" draw:text-style-name="P17" draw:layer="layout" svg:x1="25.64cm" svg:y1="7.57cm" svg:x2="25.782cm" svg:y2="7.57cm">
            <text:p/>
          </draw:line>
          <draw:line draw:style-name="gr48" draw:text-style-name="P17" draw:layer="layout" svg:x1="25.64cm" svg:y1="7.64cm" svg:x2="25.782cm" svg:y2="7.64cm">
            <text:p/>
          </draw:line>
          <draw:line draw:style-name="gr48" draw:text-style-name="P17" draw:layer="layout" svg:x1="25.64cm" svg:y1="7.711cm" svg:x2="25.782cm" svg:y2="7.711cm">
            <text:p/>
          </draw:line>
          <draw:line draw:style-name="gr48" draw:text-style-name="P17" draw:layer="layout" svg:x1="25.64cm" svg:y1="7.782cm" svg:x2="25.782cm" svg:y2="7.782cm">
            <text:p/>
          </draw:line>
          <draw:line draw:style-name="gr48" draw:text-style-name="P17" draw:layer="layout" svg:x1="25.64cm" svg:y1="7.853cm" svg:x2="25.782cm" svg:y2="7.853cm">
            <text:p/>
          </draw:line>
        </draw:g>
        <draw:custom-shape draw:style-name="gr50" draw:text-style-name="P17" draw:layer="layout" svg:width="2cm" svg:height="2.626cm" draw:transform="rotate (1.5707963267949) translate (21.574cm 5.6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4.955cm">
          <draw:text-box>
            <text:p text:style-name="P5"><text:span text:style-name="T8">Relay</text:span></text:p>
          </draw:text-box>
        </draw:frame>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ublic device ID and encrypted challenge cod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hallenge response and ratchet initiatio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atchet confirmation and device status</text:span></text:p>
            </draw:text-box>
          </draw:frame>
        </draw:g>
        <draw:g>
          <draw:custom-shape draw:style-name="gr54" draw:text-style-name="P30" draw:layer="layout" svg:width="15.7cm" svg:height="1.5cm" svg:x="5cm" svg:y="6.4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 draw:layer="layout" svg:width="11.2cm" svg:height="0.725cm" svg:x="7.2cm" svg:y="6.801cm">
            <draw:text-box>
              <text:p text:style-name="P5"><text:span text:style-name="T7">Unencrypted direct control by developer</text:span></text:p>
            </draw:text-box>
          </draw:frame>
        </draw:g>
        <draw:g>
          <draw:custom-shape draw:style-name="gr39"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9cm" svg:y="5.072cm">
            <draw:text-box>
              <text:p text:style-name="P5"><text:span text:style-name="T7">Command to switch into development mode</text:span></text:p>
            </draw:text-box>
          </draw:frame>
        </draw:g>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presentation:user-transformed="true">
          <draw:text-box>
            <text:p>Software updates</text:p>
          </draw:text-box>
        </draw:frame>
        <draw:frame presentation:style-name="pr4" draw:text-style-name="P32" draw:layer="layout" svg:width="27.2cm" svg:height="10cm" svg:x="0.4cm" svg:y="8.5cm" presentation:class="outline" presentation:user-transformed="true">
          <draw:text-box>
            <text:list text:style-name="L2">
              <text:list-item>
                <text:p><text:span text:style-name="T5">Secure server can limit the people who can decide if a device should be updated.</text:span></text:p>
              </text:list-item>
              <text:list-item>
                <text:p><text:span text:style-name="T5">An image is encrypted with its own image specific key so that no delta attacks can be applied to a single image going to multiple devices.</text:span></text:p>
              </text:list-item>
              <text:list-item>
                <text:p><text:span text:style-name="T5">The image key must be provided in amongst random data to avoid delta attacks utilising the constancy of the encryption key for a given image.</text:span></text:p>
              </text:list-item>
              <text:list-item>
                <text:p><text:span text:style-name="T5">The image itself should start with and include within it fixed chunks of randomly generated data to hinder sequence probability analysis.</text:span></text:p>
              </text:list-item>
              <text:list-item>
                <text:p><text:span text:style-name="T5">A whitening function with per image configuration, should be applied to the actual image data so that common / likely patterns are removed (e.g. blocks of zero’s or FF’s).</text:span></text:p>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4cm">
            <text:p/>
            <draw:enhanced-geometry svg:viewBox="0 0 21600 21600" draw:type="rectangle" draw:enhanced-path="M 0 0 L 21600 0 21600 21600 0 21600 0 0 Z N"/>
          </draw:custom-shape>
          <draw:g>
            <draw:custom-shape draw:style-name="gr31" draw:text-style-name="P17" draw:layer="layout" svg:width="0.4cm" svg:height="1cm" svg:x="21.774cm" svg:y="2.4cm">
              <text:p/>
              <draw:enhanced-geometry svg:viewBox="0 0 21600 21600" draw:type="rectangle" draw:enhanced-path="M 0 0 L 21600 0 21600 21600 0 21600 0 0 Z N"/>
            </draw:custom-shape>
            <draw:custom-shape draw:style-name="gr32"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4cm">
              <text:p/>
              <draw:enhanced-geometry svg:viewBox="0 0 21600 21600" draw:type="rectangle" draw:enhanced-path="M 0 0 L 21600 0 21600 21600 0 21600 0 0 Z N"/>
            </draw:custom-shape>
            <draw:custom-shape draw:style-name="gr32"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4cm">
              <text:p/>
              <draw:enhanced-geometry svg:viewBox="0 0 21600 21600" draw:type="rectangle" draw:enhanced-path="M 0 0 L 21600 0 21600 21600 0 21600 0 0 Z N"/>
            </draw:custom-shape>
            <draw:custom-shape draw:style-name="gr32"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4cm">
              <text:p/>
              <draw:enhanced-geometry svg:viewBox="0 0 21600 21600" draw:type="rectangle" draw:enhanced-path="M 0 0 L 21600 0 21600 21600 0 21600 0 0 Z N"/>
            </draw:custom-shape>
            <draw:custom-shape draw:style-name="gr32"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4cm">
              <text:p/>
              <draw:enhanced-geometry svg:viewBox="0 0 21600 21600" draw:type="rectangle" draw:enhanced-path="M 0 0 L 21600 0 21600 21600 0 21600 0 0 Z N"/>
            </draw:custom-shape>
            <draw:custom-shape draw:style-name="gr32"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4cm">
              <text:p/>
              <draw:enhanced-geometry svg:viewBox="0 0 21600 21600" draw:type="rectangle" draw:enhanced-path="M 0 0 L 21600 0 21600 21600 0 21600 0 0 Z N"/>
            </draw:custom-shape>
            <draw:custom-shape draw:style-name="gr32"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4cm">
              <text:p/>
              <draw:enhanced-geometry svg:viewBox="0 0 21600 21600" draw:type="rectangle" draw:enhanced-path="M 0 0 L 21600 0 21600 21600 0 21600 0 0 Z N"/>
            </draw:custom-shape>
            <draw:custom-shape draw:style-name="gr32"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4cm">
            <draw:text-box>
              <text:p text:style-name="P5"><text:span text:style-name="T6">Secure servers</text:span></text:p>
            </draw:text-box>
          </draw:frame>
        </draw:g>
        <draw:g>
          <draw:custom-shape draw:style-name="gr40"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6.101cm" svg:y="7.244cm">
              <text:p/>
              <draw:enhanced-geometry svg:viewBox="0 0 21600 21600" draw:type="rectangle" draw:enhanced-path="M 0 0 L 21600 0 21600 21600 0 21600 0 0 Z N"/>
            </draw:custom-shape>
          </draw:g>
          <draw:custom-shape draw:style-name="gr45" draw:text-style-name="P24" draw:layer="layout" svg:width="2.458cm" svg:height="0.85cm" svg:x="25.142cm" svg:y="7.4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6cm" svg:y="7.615cm">
            <draw:text-box>
              <text:p text:style-name="P5"><text:span text:style-name="T6">PC</text:span></text:p>
            </draw:text-box>
          </draw:frame>
          <draw:line draw:style-name="gr48" draw:text-style-name="P17" draw:layer="layout" svg:x1="27.34cm" svg:y1="7.87cm" svg:x2="27.482cm" svg:y2="7.87cm">
            <text:p/>
          </draw:line>
          <draw:line draw:style-name="gr48" draw:text-style-name="P17" draw:layer="layout" svg:x1="27.34cm" svg:y1="7.94cm" svg:x2="27.482cm" svg:y2="7.94cm">
            <text:p/>
          </draw:line>
          <draw:line draw:style-name="gr48" draw:text-style-name="P17" draw:layer="layout" svg:x1="27.34cm" svg:y1="8.011cm" svg:x2="27.482cm" svg:y2="8.011cm">
            <text:p/>
          </draw:line>
          <draw:line draw:style-name="gr48" draw:text-style-name="P17" draw:layer="layout" svg:x1="27.34cm" svg:y1="8.082cm" svg:x2="27.482cm" svg:y2="8.082cm">
            <text:p/>
          </draw:line>
          <draw:line draw:style-name="gr48" draw:text-style-name="P17" draw:layer="layout" svg:x1="27.34cm" svg:y1="8.153cm" svg:x2="27.482cm" svg:y2="8.153cm">
            <text:p/>
          </draw:line>
        </draw:g>
        <draw:frame draw:style-name="gr49" draw:text-style-name="P6" draw:layer="layout" svg:width="1.2cm" svg:height="0.645cm" svg:x="23.6cm" svg:y="6.8cm">
          <draw:text-box>
            <text:p text:style-name="P5"><text:span text:style-name="T8">OR</text:span></text:p>
          </draw:text-box>
        </draw:frame>
        <draw:g>
          <draw:custom-shape draw:style-name="gr50"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5.055cm">
            <draw:text-box>
              <text:p text:style-name="P5"><text:span text:style-name="T8">Relay</text:span></text:p>
            </draw:text-box>
          </draw:frame>
          <draw:frame draw:style-name="gr52" draw:text-style-name="P6" draw:layer="layout" svg:width="2cm" svg:height="1.045cm" svg:x="24.4cm" svg:y="4.2cm">
            <draw:text-box>
              <text:p text:style-name="P5"><text:span text:style-name="T8">User summary</text:span></text:p>
            </draw:text-box>
          </draw:frame>
          <draw:custom-shape draw:style-name="gr53"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ublic device ID and encrypted challenge cod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hallenge response and ratchet initiatio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atchet confirmation and device status</text:span></text:p>
            </draw:text-box>
          </draw:frame>
        </draw:g>
        <draw:g>
          <draw:custom-shape draw:style-name="gr39"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9cm" svg:y="5.072cm">
            <draw:text-box>
              <text:p text:style-name="P5"><text:span text:style-name="T7">Image encryption key provided with defensive random data.</text:span></text:p>
            </draw:text-box>
          </draw:frame>
        </draw:g>
        <draw:g>
          <draw:custom-shape draw:style-name="gr56" draw:text-style-name="P17" draw:layer="layout" svg:width="15.8cm" svg:height="1.627cm" svg:x="5.002cm" svg:y="5.97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6" draw:layer="layout" svg:width="13.8cm" svg:height="1.44cm" svg:x="7cm" svg:y="6.16cm">
            <draw:text-box>
              <text:p text:style-name="P5"><text:span text:style-name="T7">New images encrypted with their own key and including defensive masking data and whitening.</text:span></text:p>
            </draw:text-box>
          </draw:frame>
        </draw:g>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01cm" svg:y="0.4cm" presentation:class="title">
          <draw:text-box>
            <text:p>Crypto safety</text:p>
          </draw:text-box>
        </draw:frame>
        <draw:frame presentation:style-name="pr4" draw:layer="layout" svg:width="27.2cm" svg:height="16.8cm" svg:x="0.4cm" svg:y="2.6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should be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01cm" svg:y="0.4cm" presentation:class="title">
          <draw:text-box>
            <text:p>Firmware image protection</text:p>
          </draw:text-box>
        </draw:frame>
        <draw:frame presentation:style-name="pr4" draw:layer="layout" svg:width="19.4cm" svg:height="17cm" svg:x="0.4cm" svg:y="2.6cm" presentation:class="outline" presentation:user-transformed="true">
          <draw:text-box>
            <text:list text:style-name="L2">
              <text:list-item>
                <text:p>Only applied to released images <text:span text:style-name="T3">(not developer debug data as the intact unencrypted binaries was generated and is present on their computers anyway).</text:span></text:p>
              </text:list-item>
              <text:list-item>
                <text:p>Image data is split into chunks of varying length.</text:p>
              </text:list-item>
              <text:list-item>
                <text:p>Chunks are reordered using throw-away cryptographically secure random numbers.</text:p>
              </text:list-item>
              <text:list-item>
                <text:p>Random data chunks are inserted (with one always at the start) to make data analysis harder.</text:p>
              </text:list-item>
              <text:list-item>
                <text:p>All data is whitened using randomly chosen per image settings to avoid predictable statistical correlations in the data.</text:p>
              </text:list-item>
              <text:list-item>
                <text:p>Add a prefix of cryptographically random data.</text:p>
              </text:list-item>
              <text:list-item>
                <text:p>Encrypt with a single use key obtained from a high entropy source and stored securely.</text:p>
              </text:list-item>
            </text:list>
          </draw:text-box>
        </draw:frame>
        <draw:g>
          <draw:custom-shape draw:style-name="gr58" draw:text-style-name="P33" draw:layer="layout" svg:width="4.6cm" svg:height="1cm" svg:x="21.7cm" svg:y="3.3cm">
            <text:p/>
            <draw:enhanced-geometry svg:viewBox="0 0 21600 21600" draw:type="rectangle" draw:enhanced-path="M 0 0 L 21600 0 21600 21600 0 21600 0 0 Z N"/>
          </draw:custom-shape>
          <draw:frame draw:style-name="gr55" draw:text-style-name="P34" draw:layer="layout" svg:width="4.6cm" svg:height="0.725cm" svg:x="21.7cm" svg:y="3.4cm">
            <draw:text-box>
              <text:p text:style-name="P5"><text:span text:style-name="T7">Unecrypted image</text:span></text:p>
            </draw:text-box>
          </draw:frame>
        </draw:g>
        <draw:g>
          <draw:g>
            <draw:custom-shape draw:style-name="gr59" draw:text-style-name="P33" draw:layer="layout" svg:width="0.2cm" svg:height="1cm" svg:x="23cm" svg:y="5.4cm">
              <text:p/>
              <draw:enhanced-geometry svg:viewBox="0 0 21600 21600" draw:type="rectangle" draw:enhanced-path="M 0 0 L 21600 0 21600 21600 0 21600 0 0 Z N"/>
            </draw:custom-shape>
            <draw:custom-shape draw:style-name="gr60" draw:text-style-name="P35" draw:layer="layout" svg:width="0.1cm" svg:height="1cm" svg:x="22.9cm" svg:y="5.4cm">
              <text:p/>
              <draw:enhanced-geometry svg:viewBox="0 0 21600 21600" draw:type="rectangle" draw:enhanced-path="M 0 0 L 21600 0 21600 21600 0 21600 0 0 Z N"/>
            </draw:custom-shape>
          </draw:g>
          <draw:g>
            <draw:custom-shape draw:style-name="gr61" draw:text-style-name="P33" draw:layer="layout" svg:width="0.6cm" svg:height="1cm" svg:x="20.8cm" svg:y="5.4cm">
              <text:p/>
              <draw:enhanced-geometry svg:viewBox="0 0 21600 21600" draw:type="rectangle" draw:enhanced-path="M 0 0 L 21600 0 21600 21600 0 21600 0 0 Z N"/>
            </draw:custom-shape>
            <draw:custom-shape draw:style-name="gr60" draw:text-style-name="P35" draw:layer="layout" svg:width="0.1cm" svg:height="1cm" svg:x="20.7cm" svg:y="5.4cm">
              <text:p/>
              <draw:enhanced-geometry svg:viewBox="0 0 21600 21600" draw:type="rectangle" draw:enhanced-path="M 0 0 L 21600 0 21600 21600 0 21600 0 0 Z N"/>
            </draw:custom-shape>
            <draw:frame draw:style-name="gr49" draw:text-style-name="P34" draw:layer="layout" svg:width="0.4cm" svg:height="0.645cm" svg:x="20.9cm" svg:y="5.6cm">
              <draw:text-box>
                <text:p><text:span text:style-name="T8">1</text:span></text:p>
              </draw:text-box>
            </draw:frame>
          </draw:g>
          <draw:g>
            <draw:custom-shape draw:style-name="gr62" draw:text-style-name="P33" draw:layer="layout" svg:width="1cm" svg:height="1cm" svg:x="21.7cm" svg:y="5.4cm">
              <text:p/>
              <draw:enhanced-geometry svg:viewBox="0 0 21600 21600" draw:type="rectangle" draw:enhanced-path="M 0 0 L 21600 0 21600 21600 0 21600 0 0 Z N"/>
            </draw:custom-shape>
            <draw:custom-shape draw:style-name="gr60" draw:text-style-name="P35" draw:layer="layout" svg:width="0.1cm" svg:height="1cm" svg:x="21.6cm" svg:y="5.4cm">
              <text:p/>
              <draw:enhanced-geometry svg:viewBox="0 0 21600 21600" draw:type="rectangle" draw:enhanced-path="M 0 0 L 21600 0 21600 21600 0 21600 0 0 Z N"/>
            </draw:custom-shape>
            <draw:frame draw:style-name="gr49" draw:text-style-name="P34" draw:layer="layout" svg:width="0.4cm" svg:height="0.645cm" svg:x="22cm" svg:y="5.601cm">
              <draw:text-box>
                <text:p><text:span text:style-name="T8">2</text:span></text:p>
              </draw:text-box>
            </draw:frame>
          </draw:g>
          <draw:frame draw:style-name="gr49" draw:text-style-name="P34" draw:layer="layout" svg:width="0.4cm" svg:height="0.645cm" svg:x="22.8cm" svg:y="5.601cm">
            <draw:text-box>
              <text:p><text:span text:style-name="T8">3</text:span></text:p>
            </draw:text-box>
          </draw:frame>
          <draw:g>
            <draw:custom-shape draw:style-name="gr61" draw:text-style-name="P33" draw:layer="layout" svg:width="0.6cm" svg:height="1cm" svg:x="23.5cm" svg:y="5.4cm">
              <text:p/>
              <draw:enhanced-geometry svg:viewBox="0 0 21600 21600" draw:type="rectangle" draw:enhanced-path="M 0 0 L 21600 0 21600 21600 0 21600 0 0 Z N"/>
            </draw:custom-shape>
            <draw:custom-shape draw:style-name="gr60" draw:text-style-name="P35" draw:layer="layout" svg:width="0.1cm" svg:height="1cm" svg:x="23.4cm" svg:y="5.4cm">
              <text:p/>
              <draw:enhanced-geometry svg:viewBox="0 0 21600 21600" draw:type="rectangle" draw:enhanced-path="M 0 0 L 21600 0 21600 21600 0 21600 0 0 Z N"/>
            </draw:custom-shape>
            <draw:frame draw:style-name="gr49" draw:text-style-name="P34" draw:layer="layout" svg:width="0.4cm" svg:height="0.645cm" svg:x="23.6cm" svg:y="5.601cm">
              <draw:text-box>
                <text:p><text:span text:style-name="T8">4</text:span></text:p>
              </draw:text-box>
            </draw:frame>
          </draw:g>
          <draw:g>
            <draw:custom-shape draw:style-name="gr63" draw:text-style-name="P33" draw:layer="layout" svg:width="0.8cm" svg:height="1cm" svg:x="24.4cm" svg:y="5.4cm">
              <text:p/>
              <draw:enhanced-geometry svg:viewBox="0 0 21600 21600" draw:type="rectangle" draw:enhanced-path="M 0 0 L 21600 0 21600 21600 0 21600 0 0 Z N"/>
            </draw:custom-shape>
            <draw:custom-shape draw:style-name="gr60" draw:text-style-name="P35" draw:layer="layout" svg:width="0.1cm" svg:height="1cm" svg:x="24.3cm" svg:y="5.4cm">
              <text:p/>
              <draw:enhanced-geometry svg:viewBox="0 0 21600 21600" draw:type="rectangle" draw:enhanced-path="M 0 0 L 21600 0 21600 21600 0 21600 0 0 Z N"/>
            </draw:custom-shape>
            <draw:frame draw:style-name="gr49" draw:text-style-name="P34" draw:layer="layout" svg:width="0.4cm" svg:height="0.645cm" svg:x="24.6cm" svg:y="5.601cm">
              <draw:text-box>
                <text:p><text:span text:style-name="T8">5</text:span></text:p>
              </draw:text-box>
            </draw:frame>
          </draw:g>
          <draw:g>
            <draw:custom-shape draw:style-name="gr59" draw:text-style-name="P33" draw:layer="layout" svg:width="0.4cm" svg:height="1cm" svg:x="25.5cm" svg:y="5.4cm">
              <text:p/>
              <draw:enhanced-geometry svg:viewBox="0 0 21600 21600" draw:type="rectangle" draw:enhanced-path="M 0 0 L 21600 0 21600 21600 0 21600 0 0 Z N"/>
            </draw:custom-shape>
            <draw:custom-shape draw:style-name="gr60" draw:text-style-name="P35" draw:layer="layout" svg:width="0.1cm" svg:height="1cm" svg:x="25.4cm" svg:y="5.4cm">
              <text:p/>
              <draw:enhanced-geometry svg:viewBox="0 0 21600 21600" draw:type="rectangle" draw:enhanced-path="M 0 0 L 21600 0 21600 21600 0 21600 0 0 Z N"/>
            </draw:custom-shape>
            <draw:frame draw:style-name="gr49" draw:text-style-name="P34" draw:layer="layout" svg:width="0.4cm" svg:height="0.645cm" svg:x="25.5cm" svg:y="5.601cm">
              <draw:text-box>
                <text:p><text:span text:style-name="T8">6</text:span></text:p>
              </draw:text-box>
            </draw:frame>
          </draw:g>
          <draw:g>
            <draw:custom-shape draw:style-name="gr62" draw:text-style-name="P33" draw:layer="layout" svg:width="1cm" svg:height="1cm" svg:x="26.2cm" svg:y="5.4cm">
              <text:p/>
              <draw:enhanced-geometry svg:viewBox="0 0 21600 21600" draw:type="rectangle" draw:enhanced-path="M 0 0 L 21600 0 21600 21600 0 21600 0 0 Z N"/>
            </draw:custom-shape>
            <draw:custom-shape draw:style-name="gr60" draw:text-style-name="P35" draw:layer="layout" svg:width="0.1cm" svg:height="1cm" svg:x="26.1cm" svg:y="5.4cm">
              <text:p/>
              <draw:enhanced-geometry svg:viewBox="0 0 21600 21600" draw:type="rectangle" draw:enhanced-path="M 0 0 L 21600 0 21600 21600 0 21600 0 0 Z N"/>
            </draw:custom-shape>
            <draw:frame draw:style-name="gr49" draw:text-style-name="P34" draw:layer="layout" svg:width="0.4cm" svg:height="0.645cm" svg:x="26.5cm" svg:y="5.601cm">
              <draw:text-box>
                <text:p><text:span text:style-name="T8">7</text:span></text:p>
              </draw:text-box>
            </draw:frame>
          </draw:g>
        </draw:g>
        <draw:g>
          <draw:g>
            <draw:custom-shape draw:style-name="gr63" draw:text-style-name="P33" draw:layer="layout" svg:width="0.8cm" svg:height="1cm" svg:x="21.4cm" svg:y="7.5cm">
              <text:p/>
              <draw:enhanced-geometry svg:viewBox="0 0 21600 21600" draw:type="rectangle" draw:enhanced-path="M 0 0 L 21600 0 21600 21600 0 21600 0 0 Z N"/>
            </draw:custom-shape>
            <draw:custom-shape draw:style-name="gr60" draw:text-style-name="P35" draw:layer="layout" svg:width="0.1cm" svg:height="1cm" svg:x="21.3cm" svg:y="7.5cm">
              <text:p/>
              <draw:enhanced-geometry svg:viewBox="0 0 21600 21600" draw:type="rectangle" draw:enhanced-path="M 0 0 L 21600 0 21600 21600 0 21600 0 0 Z N"/>
            </draw:custom-shape>
            <draw:frame draw:style-name="gr49" draw:text-style-name="P34" draw:layer="layout" svg:width="0.4cm" svg:height="0.645cm" svg:x="21.6cm" svg:y="7.701cm">
              <draw:text-box>
                <text:p><text:span text:style-name="T8">5</text:span></text:p>
              </draw:text-box>
            </draw:frame>
          </draw:g>
          <draw:g>
            <draw:custom-shape draw:style-name="gr59" draw:text-style-name="P33" draw:layer="layout" svg:width="0.2cm" svg:height="1cm" svg:x="22.3cm" svg:y="7.5cm">
              <text:p/>
              <draw:enhanced-geometry svg:viewBox="0 0 21600 21600" draw:type="rectangle" draw:enhanced-path="M 0 0 L 21600 0 21600 21600 0 21600 0 0 Z N"/>
            </draw:custom-shape>
            <draw:custom-shape draw:style-name="gr60" draw:text-style-name="P35" draw:layer="layout" svg:width="0.1cm" svg:height="1cm" svg:x="22.2cm" svg:y="7.5cm">
              <text:p/>
              <draw:enhanced-geometry svg:viewBox="0 0 21600 21600" draw:type="rectangle" draw:enhanced-path="M 0 0 L 21600 0 21600 21600 0 21600 0 0 Z N"/>
            </draw:custom-shape>
          </draw:g>
          <draw:frame draw:style-name="gr49" draw:text-style-name="P34" draw:layer="layout" svg:width="0.4cm" svg:height="0.645cm" svg:x="22.1cm" svg:y="7.701cm">
            <draw:text-box>
              <text:p><text:span text:style-name="T8">3</text:span></text:p>
            </draw:text-box>
          </draw:frame>
          <draw:g>
            <draw:custom-shape draw:style-name="gr62" draw:text-style-name="P33" draw:layer="layout" svg:width="1cm" svg:height="1cm" svg:x="22.6cm" svg:y="7.5cm">
              <text:p/>
              <draw:enhanced-geometry svg:viewBox="0 0 21600 21600" draw:type="rectangle" draw:enhanced-path="M 0 0 L 21600 0 21600 21600 0 21600 0 0 Z N"/>
            </draw:custom-shape>
            <draw:custom-shape draw:style-name="gr60" draw:text-style-name="P35" draw:layer="layout" svg:width="0.1cm" svg:height="1cm" svg:x="22.5cm" svg:y="7.5cm">
              <text:p/>
              <draw:enhanced-geometry svg:viewBox="0 0 21600 21600" draw:type="rectangle" draw:enhanced-path="M 0 0 L 21600 0 21600 21600 0 21600 0 0 Z N"/>
            </draw:custom-shape>
            <draw:frame draw:style-name="gr49" draw:text-style-name="P34" draw:layer="layout" svg:width="0.4cm" svg:height="0.645cm" svg:x="22.9cm" svg:y="7.701cm">
              <draw:text-box>
                <text:p><text:span text:style-name="T8">7</text:span></text:p>
              </draw:text-box>
            </draw:frame>
          </draw:g>
          <draw:g>
            <draw:custom-shape draw:style-name="gr61" draw:text-style-name="P33" draw:layer="layout" svg:width="0.6cm" svg:height="1cm" svg:x="24.8cm" svg:y="7.5cm">
              <text:p/>
              <draw:enhanced-geometry svg:viewBox="0 0 21600 21600" draw:type="rectangle" draw:enhanced-path="M 0 0 L 21600 0 21600 21600 0 21600 0 0 Z N"/>
            </draw:custom-shape>
            <draw:custom-shape draw:style-name="gr60" draw:text-style-name="P35" draw:layer="layout" svg:width="0.1cm" svg:height="1cm" svg:x="24.7cm" svg:y="7.5cm">
              <text:p/>
              <draw:enhanced-geometry svg:viewBox="0 0 21600 21600" draw:type="rectangle" draw:enhanced-path="M 0 0 L 21600 0 21600 21600 0 21600 0 0 Z N"/>
            </draw:custom-shape>
            <draw:frame draw:style-name="gr49" draw:text-style-name="P34" draw:layer="layout" svg:width="0.4cm" svg:height="0.645cm" svg:x="24.9cm" svg:y="7.7cm">
              <draw:text-box>
                <text:p><text:span text:style-name="T8">1</text:span></text:p>
              </draw:text-box>
            </draw:frame>
          </draw:g>
          <draw:g>
            <draw:custom-shape draw:style-name="gr62" draw:text-style-name="P33" draw:layer="layout" svg:width="1cm" svg:height="1cm" svg:x="23.7cm" svg:y="7.5cm">
              <text:p/>
              <draw:enhanced-geometry svg:viewBox="0 0 21600 21600" draw:type="rectangle" draw:enhanced-path="M 0 0 L 21600 0 21600 21600 0 21600 0 0 Z N"/>
            </draw:custom-shape>
            <draw:custom-shape draw:style-name="gr60" draw:text-style-name="P35" draw:layer="layout" svg:width="0.1cm" svg:height="1cm" svg:x="23.6cm" svg:y="7.5cm">
              <text:p/>
              <draw:enhanced-geometry svg:viewBox="0 0 21600 21600" draw:type="rectangle" draw:enhanced-path="M 0 0 L 21600 0 21600 21600 0 21600 0 0 Z N"/>
            </draw:custom-shape>
            <draw:frame draw:style-name="gr49" draw:text-style-name="P34" draw:layer="layout" svg:width="0.4cm" svg:height="0.645cm" svg:x="24cm" svg:y="7.701cm">
              <draw:text-box>
                <text:p><text:span text:style-name="T8">2</text:span></text:p>
              </draw:text-box>
            </draw:frame>
          </draw:g>
          <draw:g>
            <draw:custom-shape draw:style-name="gr61" draw:text-style-name="P33" draw:layer="layout" svg:width="0.6cm" svg:height="1cm" svg:x="25.5cm" svg:y="7.5cm">
              <text:p/>
              <draw:enhanced-geometry svg:viewBox="0 0 21600 21600" draw:type="rectangle" draw:enhanced-path="M 0 0 L 21600 0 21600 21600 0 21600 0 0 Z N"/>
            </draw:custom-shape>
            <draw:custom-shape draw:style-name="gr60" draw:text-style-name="P35" draw:layer="layout" svg:width="0.1cm" svg:height="1cm" svg:x="25.4cm" svg:y="7.5cm">
              <text:p/>
              <draw:enhanced-geometry svg:viewBox="0 0 21600 21600" draw:type="rectangle" draw:enhanced-path="M 0 0 L 21600 0 21600 21600 0 21600 0 0 Z N"/>
            </draw:custom-shape>
            <draw:frame draw:style-name="gr49" draw:text-style-name="P34" draw:layer="layout" svg:width="0.4cm" svg:height="0.645cm" svg:x="25.6cm" svg:y="7.701cm">
              <draw:text-box>
                <text:p><text:span text:style-name="T8">4</text:span></text:p>
              </draw:text-box>
            </draw:frame>
          </draw:g>
          <draw:g>
            <draw:custom-shape draw:style-name="gr59" draw:text-style-name="P33" draw:layer="layout" svg:width="0.4cm" svg:height="1cm" svg:x="26.2cm" svg:y="7.5cm">
              <text:p/>
              <draw:enhanced-geometry svg:viewBox="0 0 21600 21600" draw:type="rectangle" draw:enhanced-path="M 0 0 L 21600 0 21600 21600 0 21600 0 0 Z N"/>
            </draw:custom-shape>
            <draw:custom-shape draw:style-name="gr60" draw:text-style-name="P35" draw:layer="layout" svg:width="0.1cm" svg:height="1cm" svg:x="26.1cm" svg:y="7.5cm">
              <text:p/>
              <draw:enhanced-geometry svg:viewBox="0 0 21600 21600" draw:type="rectangle" draw:enhanced-path="M 0 0 L 21600 0 21600 21600 0 21600 0 0 Z N"/>
            </draw:custom-shape>
            <draw:frame draw:style-name="gr49" draw:text-style-name="P34" draw:layer="layout" svg:width="0.4cm" svg:height="0.645cm" svg:x="26.2cm" svg:y="7.701cm">
              <draw:text-box>
                <text:p><text:span text:style-name="T8">6</text:span></text:p>
              </draw:text-box>
            </draw:frame>
          </draw:g>
        </draw:g>
        <draw:g>
          <draw:g>
            <draw:custom-shape draw:style-name="gr64" draw:text-style-name="P36" draw:layer="layout" svg:width="0.4cm" svg:height="1cm" svg:x="20.4cm" svg:y="9.8cm">
              <text:p/>
              <draw:enhanced-geometry svg:viewBox="0 0 21600 21600" draw:type="rectangle" draw:enhanced-path="M 0 0 L 21600 0 21600 21600 0 21600 0 0 Z N"/>
            </draw:custom-shape>
            <draw:custom-shape draw:style-name="gr60" draw:text-style-name="P35" draw:layer="layout" svg:width="0.1cm" svg:height="1cm" svg:x="20.3cm" svg:y="9.8cm">
              <text:p/>
              <draw:enhanced-geometry svg:viewBox="0 0 21600 21600" draw:type="rectangle" draw:enhanced-path="M 0 0 L 21600 0 21600 21600 0 21600 0 0 Z N"/>
            </draw:custom-shape>
            <draw:frame draw:style-name="gr49" draw:text-style-name="P34" draw:layer="layout" svg:width="0.4cm" svg:height="0.645cm" svg:x="20.3cm" svg:y="10cm">
              <draw:text-box>
                <text:p><text:span text:style-name="T8">-</text:span></text:p>
              </draw:text-box>
            </draw:frame>
          </draw:g>
          <draw:g>
            <draw:custom-shape draw:style-name="gr63" draw:text-style-name="P33" draw:layer="layout" svg:width="0.8cm" svg:height="1cm" svg:x="20.9cm" svg:y="9.8cm">
              <text:p/>
              <draw:enhanced-geometry svg:viewBox="0 0 21600 21600" draw:type="rectangle" draw:enhanced-path="M 0 0 L 21600 0 21600 21600 0 21600 0 0 Z N"/>
            </draw:custom-shape>
            <draw:custom-shape draw:style-name="gr60" draw:text-style-name="P35" draw:layer="layout" svg:width="0.1cm" svg:height="1cm" svg:x="20.8cm" svg:y="9.8cm">
              <text:p/>
              <draw:enhanced-geometry svg:viewBox="0 0 21600 21600" draw:type="rectangle" draw:enhanced-path="M 0 0 L 21600 0 21600 21600 0 21600 0 0 Z N"/>
            </draw:custom-shape>
            <draw:frame draw:style-name="gr49" draw:text-style-name="P34" draw:layer="layout" svg:width="0.4cm" svg:height="0.645cm" svg:x="21.1cm" svg:y="10.001cm">
              <draw:text-box>
                <text:p><text:span text:style-name="T8">5</text:span></text:p>
              </draw:text-box>
            </draw:frame>
          </draw:g>
          <draw:g>
            <draw:custom-shape draw:style-name="gr64" draw:text-style-name="P36" draw:layer="layout" svg:width="0.2cm" svg:height="1cm" svg:x="23.8cm" svg:y="9.8cm">
              <text:p/>
              <draw:enhanced-geometry svg:viewBox="0 0 21600 21600" draw:type="rectangle" draw:enhanced-path="M 0 0 L 21600 0 21600 21600 0 21600 0 0 Z N"/>
            </draw:custom-shape>
            <draw:custom-shape draw:style-name="gr60" draw:text-style-name="P35" draw:layer="layout" svg:width="0.1cm" svg:height="1cm" svg:x="23.7cm" svg:y="9.8cm">
              <text:p/>
              <draw:enhanced-geometry svg:viewBox="0 0 21600 21600" draw:type="rectangle" draw:enhanced-path="M 0 0 L 21600 0 21600 21600 0 21600 0 0 Z N"/>
            </draw:custom-shape>
            <draw:frame draw:style-name="gr49" draw:text-style-name="P34" draw:layer="layout" svg:width="0.4cm" svg:height="0.645cm" svg:x="23.7cm" svg:y="10cm">
              <draw:text-box>
                <text:p><text:span text:style-name="T8">-</text:span></text:p>
              </draw:text-box>
            </draw:frame>
          </draw:g>
          <draw:g>
            <draw:custom-shape draw:style-name="gr59" draw:text-style-name="P33" draw:layer="layout" svg:width="0.2cm" svg:height="1cm" svg:x="21.8cm" svg:y="9.8cm">
              <text:p/>
              <draw:enhanced-geometry svg:viewBox="0 0 21600 21600" draw:type="rectangle" draw:enhanced-path="M 0 0 L 21600 0 21600 21600 0 21600 0 0 Z N"/>
            </draw:custom-shape>
            <draw:custom-shape draw:style-name="gr60" draw:text-style-name="P35" draw:layer="layout" svg:width="0.1cm" svg:height="1cm" svg:x="21.7cm" svg:y="9.8cm">
              <text:p/>
              <draw:enhanced-geometry svg:viewBox="0 0 21600 21600" draw:type="rectangle" draw:enhanced-path="M 0 0 L 21600 0 21600 21600 0 21600 0 0 Z N"/>
            </draw:custom-shape>
          </draw:g>
          <draw:frame draw:style-name="gr49" draw:text-style-name="P34" draw:layer="layout" svg:width="0.4cm" svg:height="0.645cm" svg:x="21.6cm" svg:y="10.001cm">
            <draw:text-box>
              <text:p><text:span text:style-name="T8">3</text:span></text:p>
            </draw:text-box>
          </draw:frame>
          <draw:g>
            <draw:custom-shape draw:style-name="gr62" draw:text-style-name="P33" draw:layer="layout" svg:width="1cm" svg:height="1cm" svg:x="22.7cm" svg:y="9.8cm">
              <text:p/>
              <draw:enhanced-geometry svg:viewBox="0 0 21600 21600" draw:type="rectangle" draw:enhanced-path="M 0 0 L 21600 0 21600 21600 0 21600 0 0 Z N"/>
            </draw:custom-shape>
            <draw:custom-shape draw:style-name="gr60" draw:text-style-name="P35" draw:layer="layout" svg:width="0.1cm" svg:height="1cm" svg:x="22.6cm" svg:y="9.8cm">
              <text:p/>
              <draw:enhanced-geometry svg:viewBox="0 0 21600 21600" draw:type="rectangle" draw:enhanced-path="M 0 0 L 21600 0 21600 21600 0 21600 0 0 Z N"/>
            </draw:custom-shape>
            <draw:frame draw:style-name="gr49" draw:text-style-name="P34" draw:layer="layout" svg:width="0.4cm" svg:height="0.645cm" svg:x="23cm" svg:y="10.001cm">
              <draw:text-box>
                <text:p><text:span text:style-name="T8">7</text:span></text:p>
              </draw:text-box>
            </draw:frame>
          </draw:g>
          <draw:g>
            <draw:custom-shape draw:style-name="gr64" draw:text-style-name="P36" draw:layer="layout" svg:width="0.5cm" svg:height="1cm" svg:x="22.1cm" svg:y="9.8cm">
              <text:p/>
              <draw:enhanced-geometry svg:viewBox="0 0 21600 21600" draw:type="rectangle" draw:enhanced-path="M 0 0 L 21600 0 21600 21600 0 21600 0 0 Z N"/>
            </draw:custom-shape>
            <draw:custom-shape draw:style-name="gr60" draw:text-style-name="P35" draw:layer="layout" svg:width="0.1cm" svg:height="1cm" svg:x="22cm" svg:y="9.8cm">
              <text:p/>
              <draw:enhanced-geometry svg:viewBox="0 0 21600 21600" draw:type="rectangle" draw:enhanced-path="M 0 0 L 21600 0 21600 21600 0 21600 0 0 Z N"/>
            </draw:custom-shape>
            <draw:frame draw:style-name="gr49" draw:text-style-name="P34" draw:layer="layout" svg:width="0.4cm" svg:height="0.645cm" svg:x="22cm" svg:y="10cm">
              <draw:text-box>
                <text:p><text:span text:style-name="T8">-</text:span></text:p>
              </draw:text-box>
            </draw:frame>
          </draw:g>
          <draw:g>
            <draw:custom-shape draw:style-name="gr61" draw:text-style-name="P33" draw:layer="layout" svg:width="0.6cm" svg:height="1cm" svg:x="25.2cm" svg:y="9.8cm">
              <text:p/>
              <draw:enhanced-geometry svg:viewBox="0 0 21600 21600" draw:type="rectangle" draw:enhanced-path="M 0 0 L 21600 0 21600 21600 0 21600 0 0 Z N"/>
            </draw:custom-shape>
            <draw:custom-shape draw:style-name="gr60" draw:text-style-name="P35" draw:layer="layout" svg:width="0.1cm" svg:height="1cm" svg:x="25.1cm" svg:y="9.8cm">
              <text:p/>
              <draw:enhanced-geometry svg:viewBox="0 0 21600 21600" draw:type="rectangle" draw:enhanced-path="M 0 0 L 21600 0 21600 21600 0 21600 0 0 Z N"/>
            </draw:custom-shape>
            <draw:frame draw:style-name="gr49" draw:text-style-name="P34" draw:layer="layout" svg:width="0.4cm" svg:height="0.645cm" svg:x="25.3cm" svg:y="10cm">
              <draw:text-box>
                <text:p><text:span text:style-name="T8">1</text:span></text:p>
              </draw:text-box>
            </draw:frame>
          </draw:g>
          <draw:g>
            <draw:custom-shape draw:style-name="gr62" draw:text-style-name="P33" draw:layer="layout" svg:width="1cm" svg:height="1cm" svg:x="24.1cm" svg:y="9.8cm">
              <text:p/>
              <draw:enhanced-geometry svg:viewBox="0 0 21600 21600" draw:type="rectangle" draw:enhanced-path="M 0 0 L 21600 0 21600 21600 0 21600 0 0 Z N"/>
            </draw:custom-shape>
            <draw:custom-shape draw:style-name="gr60" draw:text-style-name="P35" draw:layer="layout" svg:width="0.1cm" svg:height="1cm" svg:x="24cm" svg:y="9.8cm">
              <text:p/>
              <draw:enhanced-geometry svg:viewBox="0 0 21600 21600" draw:type="rectangle" draw:enhanced-path="M 0 0 L 21600 0 21600 21600 0 21600 0 0 Z N"/>
            </draw:custom-shape>
            <draw:frame draw:style-name="gr49" draw:text-style-name="P34" draw:layer="layout" svg:width="0.4cm" svg:height="0.645cm" svg:x="24.4cm" svg:y="10.001cm">
              <draw:text-box>
                <text:p><text:span text:style-name="T8">2</text:span></text:p>
              </draw:text-box>
            </draw:frame>
          </draw:g>
          <draw:g>
            <draw:custom-shape draw:style-name="gr61" draw:text-style-name="P33" draw:layer="layout" svg:width="0.6cm" svg:height="1cm" svg:x="25.9cm" svg:y="9.8cm">
              <text:p/>
              <draw:enhanced-geometry svg:viewBox="0 0 21600 21600" draw:type="rectangle" draw:enhanced-path="M 0 0 L 21600 0 21600 21600 0 21600 0 0 Z N"/>
            </draw:custom-shape>
            <draw:custom-shape draw:style-name="gr60" draw:text-style-name="P35" draw:layer="layout" svg:width="0.1cm" svg:height="1cm" svg:x="25.8cm" svg:y="9.8cm">
              <text:p/>
              <draw:enhanced-geometry svg:viewBox="0 0 21600 21600" draw:type="rectangle" draw:enhanced-path="M 0 0 L 21600 0 21600 21600 0 21600 0 0 Z N"/>
            </draw:custom-shape>
            <draw:frame draw:style-name="gr49" draw:text-style-name="P34" draw:layer="layout" svg:width="0.4cm" svg:height="0.645cm" svg:x="26cm" svg:y="10.001cm">
              <draw:text-box>
                <text:p><text:span text:style-name="T8">4</text:span></text:p>
              </draw:text-box>
            </draw:frame>
          </draw:g>
          <draw:g>
            <draw:custom-shape draw:style-name="gr64" draw:text-style-name="P36" draw:layer="layout" svg:width="0.4cm" svg:height="1cm" svg:x="26.6cm" svg:y="9.8cm">
              <text:p/>
              <draw:enhanced-geometry svg:viewBox="0 0 21600 21600" draw:type="rectangle" draw:enhanced-path="M 0 0 L 21600 0 21600 21600 0 21600 0 0 Z N"/>
            </draw:custom-shape>
            <draw:custom-shape draw:style-name="gr60" draw:text-style-name="P35" draw:layer="layout" svg:width="0.1cm" svg:height="1cm" svg:x="26.5cm" svg:y="9.8cm">
              <text:p/>
              <draw:enhanced-geometry svg:viewBox="0 0 21600 21600" draw:type="rectangle" draw:enhanced-path="M 0 0 L 21600 0 21600 21600 0 21600 0 0 Z N"/>
            </draw:custom-shape>
            <draw:frame draw:style-name="gr49" draw:text-style-name="P34" draw:layer="layout" svg:width="0.4cm" svg:height="0.645cm" svg:x="26.5cm" svg:y="10cm">
              <draw:text-box>
                <text:p><text:span text:style-name="T8">-</text:span></text:p>
              </draw:text-box>
            </draw:frame>
          </draw:g>
          <draw:g>
            <draw:custom-shape draw:style-name="gr59" draw:text-style-name="P33" draw:layer="layout" svg:width="0.4cm" svg:height="1cm" svg:x="27.1cm" svg:y="9.8cm">
              <text:p/>
              <draw:enhanced-geometry svg:viewBox="0 0 21600 21600" draw:type="rectangle" draw:enhanced-path="M 0 0 L 21600 0 21600 21600 0 21600 0 0 Z N"/>
            </draw:custom-shape>
            <draw:custom-shape draw:style-name="gr60" draw:text-style-name="P35" draw:layer="layout" svg:width="0.1cm" svg:height="1cm" svg:x="27cm" svg:y="9.8cm">
              <text:p/>
              <draw:enhanced-geometry svg:viewBox="0 0 21600 21600" draw:type="rectangle" draw:enhanced-path="M 0 0 L 21600 0 21600 21600 0 21600 0 0 Z N"/>
            </draw:custom-shape>
            <draw:frame draw:style-name="gr49" draw:text-style-name="P34" draw:layer="layout" svg:width="0.4cm" svg:height="0.645cm" svg:x="27.1cm" svg:y="10.001cm">
              <draw:text-box>
                <text:p><text:span text:style-name="T8">6</text:span></text:p>
              </draw:text-box>
            </draw:frame>
          </draw:g>
        </draw:g>
        <draw:g>
          <draw:custom-shape draw:style-name="gr60" draw:text-style-name="P35" draw:layer="layout" svg:width="0.1cm" svg:height="1cm" svg:x="20.3cm" svg:y="13cm">
            <text:p/>
            <draw:enhanced-geometry svg:viewBox="0 0 21600 21600" draw:type="rectangle" draw:enhanced-path="M 0 0 L 21600 0 21600 21600 0 21600 0 0 Z N"/>
          </draw:custom-shape>
          <draw:g>
            <draw:custom-shape draw:style-name="gr64" draw:text-style-name="P36" draw:layer="layout" svg:width="0.4cm" svg:height="1cm" svg:x="20.464cm" svg:y="13.006cm">
              <text:p/>
              <draw:enhanced-geometry svg:viewBox="0 0 21600 21600" draw:type="rectangle" draw:enhanced-path="M 0 0 L 21600 0 21600 21600 0 21600 0 0 Z N"/>
            </draw:custom-shape>
            <draw:custom-shape draw:style-name="gr60" draw:text-style-name="P35" draw:layer="layout" svg:width="0.1cm" svg:height="1cm" svg:x="20.364cm" svg:y="13.006cm">
              <text:p/>
              <draw:enhanced-geometry svg:viewBox="0 0 21600 21600" draw:type="rectangle" draw:enhanced-path="M 0 0 L 21600 0 21600 21600 0 21600 0 0 Z N"/>
            </draw:custom-shape>
            <draw:frame draw:style-name="gr49" draw:text-style-name="P34" draw:layer="layout" svg:width="0.4cm" svg:height="0.645cm" svg:x="20.364cm" svg:y="13.206cm">
              <draw:text-box>
                <text:p><text:span text:style-name="T8">-</text:span></text:p>
              </draw:text-box>
            </draw:frame>
          </draw:g>
          <draw:g>
            <draw:custom-shape draw:style-name="gr63" draw:text-style-name="P33" draw:layer="layout" svg:width="0.8cm" svg:height="1cm" svg:x="20.964cm" svg:y="13.006cm">
              <text:p/>
              <draw:enhanced-geometry svg:viewBox="0 0 21600 21600" draw:type="rectangle" draw:enhanced-path="M 0 0 L 21600 0 21600 21600 0 21600 0 0 Z N"/>
            </draw:custom-shape>
            <draw:custom-shape draw:style-name="gr60" draw:text-style-name="P35" draw:layer="layout" svg:width="0.1cm" svg:height="1cm" svg:x="20.864cm" svg:y="13.006cm">
              <text:p/>
              <draw:enhanced-geometry svg:viewBox="0 0 21600 21600" draw:type="rectangle" draw:enhanced-path="M 0 0 L 21600 0 21600 21600 0 21600 0 0 Z N"/>
            </draw:custom-shape>
            <draw:frame draw:style-name="gr49" draw:text-style-name="P34" draw:layer="layout" svg:width="0.4cm" svg:height="0.645cm" svg:x="21.164cm" svg:y="13.207cm">
              <draw:text-box>
                <text:p><text:span text:style-name="T8">5</text:span></text:p>
              </draw:text-box>
            </draw:frame>
          </draw:g>
          <draw:g>
            <draw:custom-shape draw:style-name="gr64" draw:text-style-name="P36" draw:layer="layout" svg:width="0.2cm" svg:height="1cm" svg:x="23.864cm" svg:y="13.006cm">
              <text:p/>
              <draw:enhanced-geometry svg:viewBox="0 0 21600 21600" draw:type="rectangle" draw:enhanced-path="M 0 0 L 21600 0 21600 21600 0 21600 0 0 Z N"/>
            </draw:custom-shape>
            <draw:custom-shape draw:style-name="gr60" draw:text-style-name="P35" draw:layer="layout" svg:width="0.1cm" svg:height="1cm" svg:x="23.764cm" svg:y="13.006cm">
              <text:p/>
              <draw:enhanced-geometry svg:viewBox="0 0 21600 21600" draw:type="rectangle" draw:enhanced-path="M 0 0 L 21600 0 21600 21600 0 21600 0 0 Z N"/>
            </draw:custom-shape>
            <draw:frame draw:style-name="gr49" draw:text-style-name="P34" draw:layer="layout" svg:width="0.4cm" svg:height="0.645cm" svg:x="23.764cm" svg:y="13.206cm">
              <draw:text-box>
                <text:p><text:span text:style-name="T8">-</text:span></text:p>
              </draw:text-box>
            </draw:frame>
          </draw:g>
          <draw:g>
            <draw:custom-shape draw:style-name="gr59" draw:text-style-name="P33" draw:layer="layout" svg:width="0.2cm" svg:height="1cm" svg:x="21.864cm" svg:y="13.006cm">
              <text:p/>
              <draw:enhanced-geometry svg:viewBox="0 0 21600 21600" draw:type="rectangle" draw:enhanced-path="M 0 0 L 21600 0 21600 21600 0 21600 0 0 Z N"/>
            </draw:custom-shape>
            <draw:custom-shape draw:style-name="gr60" draw:text-style-name="P35" draw:layer="layout" svg:width="0.1cm" svg:height="1cm" svg:x="21.764cm" svg:y="13.006cm">
              <text:p/>
              <draw:enhanced-geometry svg:viewBox="0 0 21600 21600" draw:type="rectangle" draw:enhanced-path="M 0 0 L 21600 0 21600 21600 0 21600 0 0 Z N"/>
            </draw:custom-shape>
          </draw:g>
          <draw:frame draw:style-name="gr49" draw:text-style-name="P34" draw:layer="layout" svg:width="0.4cm" svg:height="0.645cm" svg:x="21.664cm" svg:y="13.207cm">
            <draw:text-box>
              <text:p><text:span text:style-name="T8">3</text:span></text:p>
            </draw:text-box>
          </draw:frame>
          <draw:g>
            <draw:custom-shape draw:style-name="gr62" draw:text-style-name="P33" draw:layer="layout" svg:width="1cm" svg:height="1cm" svg:x="22.764cm" svg:y="13.006cm">
              <text:p/>
              <draw:enhanced-geometry svg:viewBox="0 0 21600 21600" draw:type="rectangle" draw:enhanced-path="M 0 0 L 21600 0 21600 21600 0 21600 0 0 Z N"/>
            </draw:custom-shape>
            <draw:custom-shape draw:style-name="gr60" draw:text-style-name="P35" draw:layer="layout" svg:width="0.1cm" svg:height="1cm" svg:x="22.664cm" svg:y="13.006cm">
              <text:p/>
              <draw:enhanced-geometry svg:viewBox="0 0 21600 21600" draw:type="rectangle" draw:enhanced-path="M 0 0 L 21600 0 21600 21600 0 21600 0 0 Z N"/>
            </draw:custom-shape>
            <draw:frame draw:style-name="gr49" draw:text-style-name="P34" draw:layer="layout" svg:width="0.4cm" svg:height="0.645cm" svg:x="23.064cm" svg:y="13.207cm">
              <draw:text-box>
                <text:p><text:span text:style-name="T8">7</text:span></text:p>
              </draw:text-box>
            </draw:frame>
          </draw:g>
          <draw:g>
            <draw:custom-shape draw:style-name="gr64" draw:text-style-name="P36" draw:layer="layout" svg:width="0.5cm" svg:height="1cm" svg:x="22.164cm" svg:y="13.006cm">
              <text:p/>
              <draw:enhanced-geometry svg:viewBox="0 0 21600 21600" draw:type="rectangle" draw:enhanced-path="M 0 0 L 21600 0 21600 21600 0 21600 0 0 Z N"/>
            </draw:custom-shape>
            <draw:custom-shape draw:style-name="gr60" draw:text-style-name="P35" draw:layer="layout" svg:width="0.1cm" svg:height="1cm" svg:x="22.064cm" svg:y="13.006cm">
              <text:p/>
              <draw:enhanced-geometry svg:viewBox="0 0 21600 21600" draw:type="rectangle" draw:enhanced-path="M 0 0 L 21600 0 21600 21600 0 21600 0 0 Z N"/>
            </draw:custom-shape>
            <draw:frame draw:style-name="gr49" draw:text-style-name="P34" draw:layer="layout" svg:width="0.4cm" svg:height="0.645cm" svg:x="22.064cm" svg:y="13.206cm">
              <draw:text-box>
                <text:p><text:span text:style-name="T8">-</text:span></text:p>
              </draw:text-box>
            </draw:frame>
          </draw:g>
          <draw:g>
            <draw:custom-shape draw:style-name="gr61" draw:text-style-name="P33" draw:layer="layout" svg:width="0.6cm" svg:height="1cm" svg:x="25.264cm" svg:y="13.006cm">
              <text:p/>
              <draw:enhanced-geometry svg:viewBox="0 0 21600 21600" draw:type="rectangle" draw:enhanced-path="M 0 0 L 21600 0 21600 21600 0 21600 0 0 Z N"/>
            </draw:custom-shape>
            <draw:custom-shape draw:style-name="gr60" draw:text-style-name="P35" draw:layer="layout" svg:width="0.1cm" svg:height="1cm" svg:x="25.164cm" svg:y="13.006cm">
              <text:p/>
              <draw:enhanced-geometry svg:viewBox="0 0 21600 21600" draw:type="rectangle" draw:enhanced-path="M 0 0 L 21600 0 21600 21600 0 21600 0 0 Z N"/>
            </draw:custom-shape>
            <draw:frame draw:style-name="gr49" draw:text-style-name="P34" draw:layer="layout" svg:width="0.4cm" svg:height="0.645cm" svg:x="25.364cm" svg:y="13.206cm">
              <draw:text-box>
                <text:p><text:span text:style-name="T8">1</text:span></text:p>
              </draw:text-box>
            </draw:frame>
          </draw:g>
          <draw:g>
            <draw:custom-shape draw:style-name="gr62" draw:text-style-name="P33" draw:layer="layout" svg:width="1cm" svg:height="1cm" svg:x="24.164cm" svg:y="13.006cm">
              <text:p/>
              <draw:enhanced-geometry svg:viewBox="0 0 21600 21600" draw:type="rectangle" draw:enhanced-path="M 0 0 L 21600 0 21600 21600 0 21600 0 0 Z N"/>
            </draw:custom-shape>
            <draw:custom-shape draw:style-name="gr60" draw:text-style-name="P35" draw:layer="layout" svg:width="0.1cm" svg:height="1cm" svg:x="24.064cm" svg:y="13.006cm">
              <text:p/>
              <draw:enhanced-geometry svg:viewBox="0 0 21600 21600" draw:type="rectangle" draw:enhanced-path="M 0 0 L 21600 0 21600 21600 0 21600 0 0 Z N"/>
            </draw:custom-shape>
            <draw:frame draw:style-name="gr49" draw:text-style-name="P34" draw:layer="layout" svg:width="0.4cm" svg:height="0.645cm" svg:x="24.464cm" svg:y="13.207cm">
              <draw:text-box>
                <text:p><text:span text:style-name="T8">2</text:span></text:p>
              </draw:text-box>
            </draw:frame>
          </draw:g>
          <draw:g>
            <draw:custom-shape draw:style-name="gr61" draw:text-style-name="P33" draw:layer="layout" svg:width="0.6cm" svg:height="1cm" svg:x="25.964cm" svg:y="13.006cm">
              <text:p/>
              <draw:enhanced-geometry svg:viewBox="0 0 21600 21600" draw:type="rectangle" draw:enhanced-path="M 0 0 L 21600 0 21600 21600 0 21600 0 0 Z N"/>
            </draw:custom-shape>
            <draw:custom-shape draw:style-name="gr60" draw:text-style-name="P35" draw:layer="layout" svg:width="0.1cm" svg:height="1cm" svg:x="25.864cm" svg:y="13.006cm">
              <text:p/>
              <draw:enhanced-geometry svg:viewBox="0 0 21600 21600" draw:type="rectangle" draw:enhanced-path="M 0 0 L 21600 0 21600 21600 0 21600 0 0 Z N"/>
            </draw:custom-shape>
            <draw:frame draw:style-name="gr49" draw:text-style-name="P34" draw:layer="layout" svg:width="0.4cm" svg:height="0.645cm" svg:x="26.064cm" svg:y="13.207cm">
              <draw:text-box>
                <text:p><text:span text:style-name="T8">4</text:span></text:p>
              </draw:text-box>
            </draw:frame>
          </draw:g>
          <draw:g>
            <draw:custom-shape draw:style-name="gr64" draw:text-style-name="P36" draw:layer="layout" svg:width="0.4cm" svg:height="1cm" svg:x="26.664cm" svg:y="13.006cm">
              <text:p/>
              <draw:enhanced-geometry svg:viewBox="0 0 21600 21600" draw:type="rectangle" draw:enhanced-path="M 0 0 L 21600 0 21600 21600 0 21600 0 0 Z N"/>
            </draw:custom-shape>
            <draw:custom-shape draw:style-name="gr60" draw:text-style-name="P35" draw:layer="layout" svg:width="0.1cm" svg:height="1cm" svg:x="26.564cm" svg:y="13.006cm">
              <text:p/>
              <draw:enhanced-geometry svg:viewBox="0 0 21600 21600" draw:type="rectangle" draw:enhanced-path="M 0 0 L 21600 0 21600 21600 0 21600 0 0 Z N"/>
            </draw:custom-shape>
            <draw:frame draw:style-name="gr49" draw:text-style-name="P34" draw:layer="layout" svg:width="0.4cm" svg:height="0.645cm" svg:x="26.564cm" svg:y="13.206cm">
              <draw:text-box>
                <text:p><text:span text:style-name="T8">-</text:span></text:p>
              </draw:text-box>
            </draw:frame>
          </draw:g>
          <draw:g>
            <draw:custom-shape draw:style-name="gr59" draw:text-style-name="P33" draw:layer="layout" svg:width="0.4cm" svg:height="1cm" svg:x="27.164cm" svg:y="13.006cm">
              <text:p/>
              <draw:enhanced-geometry svg:viewBox="0 0 21600 21600" draw:type="rectangle" draw:enhanced-path="M 0 0 L 21600 0 21600 21600 0 21600 0 0 Z N"/>
            </draw:custom-shape>
            <draw:custom-shape draw:style-name="gr60" draw:text-style-name="P35" draw:layer="layout" svg:width="0.1cm" svg:height="1cm" svg:x="27.064cm" svg:y="13.006cm">
              <text:p/>
              <draw:enhanced-geometry svg:viewBox="0 0 21600 21600" draw:type="rectangle" draw:enhanced-path="M 0 0 L 21600 0 21600 21600 0 21600 0 0 Z N"/>
            </draw:custom-shape>
            <draw:frame draw:style-name="gr49" draw:text-style-name="P34" draw:layer="layout" svg:width="0.4cm" svg:height="0.645cm" svg:x="27.164cm" svg:y="13.207cm">
              <draw:text-box>
                <text:p><text:span text:style-name="T8">6</text:span></text:p>
              </draw:text-box>
            </draw:frame>
          </draw:g>
          <draw:custom-shape draw:style-name="gr65" draw:text-style-name="P37" draw:layer="layout" svg:width="7.2cm" svg:height="1cm" svg:x="20.364cm" svg:y="13.006cm">
            <text:p/>
            <draw:enhanced-geometry svg:viewBox="0 0 21600 21600" draw:type="rectangle" draw:enhanced-path="M 0 0 L 21600 0 21600 21600 0 21600 0 0 Z N"/>
          </draw:custom-shape>
        </draw:g>
        <draw:g>
          <draw:g>
            <draw:custom-shape draw:style-name="gr60" draw:text-style-name="P35" draw:layer="layout" svg:width="0.1cm" svg:height="1cm" svg:x="20.533cm" svg:y="15.993cm">
              <text:p/>
              <draw:enhanced-geometry svg:viewBox="0 0 21600 21600" draw:type="rectangle" draw:enhanced-path="M 0 0 L 21600 0 21600 21600 0 21600 0 0 Z N"/>
            </draw:custom-shape>
            <draw:g>
              <draw:custom-shape draw:style-name="gr64" draw:text-style-name="P36" draw:layer="layout" svg:width="0.4cm" svg:height="1cm" svg:x="20.697cm" svg:y="15.999cm">
                <text:p/>
                <draw:enhanced-geometry svg:viewBox="0 0 21600 21600" draw:type="rectangle" draw:enhanced-path="M 0 0 L 21600 0 21600 21600 0 21600 0 0 Z N"/>
              </draw:custom-shape>
              <draw:custom-shape draw:style-name="gr60" draw:text-style-name="P35" draw:layer="layout" svg:width="0.1cm" svg:height="1cm" svg:x="20.597cm" svg:y="15.999cm">
                <text:p/>
                <draw:enhanced-geometry svg:viewBox="0 0 21600 21600" draw:type="rectangle" draw:enhanced-path="M 0 0 L 21600 0 21600 21600 0 21600 0 0 Z N"/>
              </draw:custom-shape>
              <draw:frame draw:style-name="gr49" draw:text-style-name="P34" draw:layer="layout" svg:width="0.4cm" svg:height="0.645cm" svg:x="20.597cm" svg:y="16.199cm">
                <draw:text-box>
                  <text:p><text:span text:style-name="T8">-</text:span></text:p>
                </draw:text-box>
              </draw:frame>
            </draw:g>
            <draw:g>
              <draw:custom-shape draw:style-name="gr63" draw:text-style-name="P33" draw:layer="layout" svg:width="0.8cm" svg:height="1cm" svg:x="21.197cm" svg:y="15.999cm">
                <text:p/>
                <draw:enhanced-geometry svg:viewBox="0 0 21600 21600" draw:type="rectangle" draw:enhanced-path="M 0 0 L 21600 0 21600 21600 0 21600 0 0 Z N"/>
              </draw:custom-shape>
              <draw:custom-shape draw:style-name="gr60" draw:text-style-name="P35" draw:layer="layout" svg:width="0.1cm" svg:height="1cm" svg:x="21.097cm" svg:y="15.999cm">
                <text:p/>
                <draw:enhanced-geometry svg:viewBox="0 0 21600 21600" draw:type="rectangle" draw:enhanced-path="M 0 0 L 21600 0 21600 21600 0 21600 0 0 Z N"/>
              </draw:custom-shape>
              <draw:frame draw:style-name="gr49" draw:text-style-name="P34" draw:layer="layout" svg:width="0.4cm" svg:height="0.645cm" svg:x="21.397cm" svg:y="16.2cm">
                <draw:text-box>
                  <text:p><text:span text:style-name="T8">5</text:span></text:p>
                </draw:text-box>
              </draw:frame>
            </draw:g>
            <draw:g>
              <draw:custom-shape draw:style-name="gr64" draw:text-style-name="P36" draw:layer="layout" svg:width="0.2cm" svg:height="1cm" svg:x="24.097cm" svg:y="15.999cm">
                <text:p/>
                <draw:enhanced-geometry svg:viewBox="0 0 21600 21600" draw:type="rectangle" draw:enhanced-path="M 0 0 L 21600 0 21600 21600 0 21600 0 0 Z N"/>
              </draw:custom-shape>
              <draw:custom-shape draw:style-name="gr60" draw:text-style-name="P35" draw:layer="layout" svg:width="0.1cm" svg:height="1cm" svg:x="23.997cm" svg:y="15.999cm">
                <text:p/>
                <draw:enhanced-geometry svg:viewBox="0 0 21600 21600" draw:type="rectangle" draw:enhanced-path="M 0 0 L 21600 0 21600 21600 0 21600 0 0 Z N"/>
              </draw:custom-shape>
              <draw:frame draw:style-name="gr49" draw:text-style-name="P34" draw:layer="layout" svg:width="0.4cm" svg:height="0.645cm" svg:x="23.997cm" svg:y="16.199cm">
                <draw:text-box>
                  <text:p><text:span text:style-name="T8">-</text:span></text:p>
                </draw:text-box>
              </draw:frame>
            </draw:g>
            <draw:g>
              <draw:custom-shape draw:style-name="gr59" draw:text-style-name="P33" draw:layer="layout" svg:width="0.2cm" svg:height="1cm" svg:x="22.097cm" svg:y="15.999cm">
                <text:p/>
                <draw:enhanced-geometry svg:viewBox="0 0 21600 21600" draw:type="rectangle" draw:enhanced-path="M 0 0 L 21600 0 21600 21600 0 21600 0 0 Z N"/>
              </draw:custom-shape>
              <draw:custom-shape draw:style-name="gr60" draw:text-style-name="P35" draw:layer="layout" svg:width="0.1cm" svg:height="1cm" svg:x="21.997cm" svg:y="15.999cm">
                <text:p/>
                <draw:enhanced-geometry svg:viewBox="0 0 21600 21600" draw:type="rectangle" draw:enhanced-path="M 0 0 L 21600 0 21600 21600 0 21600 0 0 Z N"/>
              </draw:custom-shape>
            </draw:g>
            <draw:frame draw:style-name="gr49" draw:text-style-name="P34" draw:layer="layout" svg:width="0.4cm" svg:height="0.645cm" svg:x="21.897cm" svg:y="16.2cm">
              <draw:text-box>
                <text:p><text:span text:style-name="T8">3</text:span></text:p>
              </draw:text-box>
            </draw:frame>
            <draw:g>
              <draw:custom-shape draw:style-name="gr62" draw:text-style-name="P33" draw:layer="layout" svg:width="1cm" svg:height="1cm" svg:x="22.997cm" svg:y="15.999cm">
                <text:p/>
                <draw:enhanced-geometry svg:viewBox="0 0 21600 21600" draw:type="rectangle" draw:enhanced-path="M 0 0 L 21600 0 21600 21600 0 21600 0 0 Z N"/>
              </draw:custom-shape>
              <draw:custom-shape draw:style-name="gr60" draw:text-style-name="P35" draw:layer="layout" svg:width="0.1cm" svg:height="1cm" svg:x="22.897cm" svg:y="15.999cm">
                <text:p/>
                <draw:enhanced-geometry svg:viewBox="0 0 21600 21600" draw:type="rectangle" draw:enhanced-path="M 0 0 L 21600 0 21600 21600 0 21600 0 0 Z N"/>
              </draw:custom-shape>
              <draw:frame draw:style-name="gr49" draw:text-style-name="P34" draw:layer="layout" svg:width="0.4cm" svg:height="0.645cm" svg:x="23.297cm" svg:y="16.2cm">
                <draw:text-box>
                  <text:p><text:span text:style-name="T8">7</text:span></text:p>
                </draw:text-box>
              </draw:frame>
            </draw:g>
            <draw:g>
              <draw:custom-shape draw:style-name="gr64" draw:text-style-name="P36" draw:layer="layout" svg:width="0.5cm" svg:height="1cm" svg:x="22.397cm" svg:y="15.999cm">
                <text:p/>
                <draw:enhanced-geometry svg:viewBox="0 0 21600 21600" draw:type="rectangle" draw:enhanced-path="M 0 0 L 21600 0 21600 21600 0 21600 0 0 Z N"/>
              </draw:custom-shape>
              <draw:custom-shape draw:style-name="gr60" draw:text-style-name="P35" draw:layer="layout" svg:width="0.1cm" svg:height="1cm" svg:x="22.297cm" svg:y="15.999cm">
                <text:p/>
                <draw:enhanced-geometry svg:viewBox="0 0 21600 21600" draw:type="rectangle" draw:enhanced-path="M 0 0 L 21600 0 21600 21600 0 21600 0 0 Z N"/>
              </draw:custom-shape>
              <draw:frame draw:style-name="gr49" draw:text-style-name="P34" draw:layer="layout" svg:width="0.4cm" svg:height="0.645cm" svg:x="22.297cm" svg:y="16.199cm">
                <draw:text-box>
                  <text:p><text:span text:style-name="T8">-</text:span></text:p>
                </draw:text-box>
              </draw:frame>
            </draw:g>
            <draw:g>
              <draw:custom-shape draw:style-name="gr61" draw:text-style-name="P33" draw:layer="layout" svg:width="0.6cm" svg:height="1cm" svg:x="25.497cm" svg:y="15.999cm">
                <text:p/>
                <draw:enhanced-geometry svg:viewBox="0 0 21600 21600" draw:type="rectangle" draw:enhanced-path="M 0 0 L 21600 0 21600 21600 0 21600 0 0 Z N"/>
              </draw:custom-shape>
              <draw:custom-shape draw:style-name="gr60" draw:text-style-name="P35" draw:layer="layout" svg:width="0.1cm" svg:height="1cm" svg:x="25.397cm" svg:y="15.999cm">
                <text:p/>
                <draw:enhanced-geometry svg:viewBox="0 0 21600 21600" draw:type="rectangle" draw:enhanced-path="M 0 0 L 21600 0 21600 21600 0 21600 0 0 Z N"/>
              </draw:custom-shape>
              <draw:frame draw:style-name="gr49" draw:text-style-name="P34" draw:layer="layout" svg:width="0.4cm" svg:height="0.645cm" svg:x="25.597cm" svg:y="16.199cm">
                <draw:text-box>
                  <text:p><text:span text:style-name="T8">1</text:span></text:p>
                </draw:text-box>
              </draw:frame>
            </draw:g>
            <draw:g>
              <draw:custom-shape draw:style-name="gr62" draw:text-style-name="P33" draw:layer="layout" svg:width="1cm" svg:height="1cm" svg:x="24.397cm" svg:y="15.999cm">
                <text:p/>
                <draw:enhanced-geometry svg:viewBox="0 0 21600 21600" draw:type="rectangle" draw:enhanced-path="M 0 0 L 21600 0 21600 21600 0 21600 0 0 Z N"/>
              </draw:custom-shape>
              <draw:custom-shape draw:style-name="gr60" draw:text-style-name="P35" draw:layer="layout" svg:width="0.1cm" svg:height="1cm" svg:x="24.297cm" svg:y="15.999cm">
                <text:p/>
                <draw:enhanced-geometry svg:viewBox="0 0 21600 21600" draw:type="rectangle" draw:enhanced-path="M 0 0 L 21600 0 21600 21600 0 21600 0 0 Z N"/>
              </draw:custom-shape>
              <draw:frame draw:style-name="gr49" draw:text-style-name="P34" draw:layer="layout" svg:width="0.4cm" svg:height="0.645cm" svg:x="24.697cm" svg:y="16.2cm">
                <draw:text-box>
                  <text:p><text:span text:style-name="T8">2</text:span></text:p>
                </draw:text-box>
              </draw:frame>
            </draw:g>
            <draw:g>
              <draw:custom-shape draw:style-name="gr61" draw:text-style-name="P33" draw:layer="layout" svg:width="0.6cm" svg:height="1cm" svg:x="26.197cm" svg:y="15.999cm">
                <text:p/>
                <draw:enhanced-geometry svg:viewBox="0 0 21600 21600" draw:type="rectangle" draw:enhanced-path="M 0 0 L 21600 0 21600 21600 0 21600 0 0 Z N"/>
              </draw:custom-shape>
              <draw:custom-shape draw:style-name="gr60" draw:text-style-name="P35" draw:layer="layout" svg:width="0.1cm" svg:height="1cm" svg:x="26.097cm" svg:y="15.999cm">
                <text:p/>
                <draw:enhanced-geometry svg:viewBox="0 0 21600 21600" draw:type="rectangle" draw:enhanced-path="M 0 0 L 21600 0 21600 21600 0 21600 0 0 Z N"/>
              </draw:custom-shape>
              <draw:frame draw:style-name="gr49" draw:text-style-name="P34" draw:layer="layout" svg:width="0.4cm" svg:height="0.645cm" svg:x="26.297cm" svg:y="16.2cm">
                <draw:text-box>
                  <text:p><text:span text:style-name="T8">4</text:span></text:p>
                </draw:text-box>
              </draw:frame>
            </draw:g>
            <draw:g>
              <draw:custom-shape draw:style-name="gr64" draw:text-style-name="P36" draw:layer="layout" svg:width="0.4cm" svg:height="1cm" svg:x="26.897cm" svg:y="15.999cm">
                <text:p/>
                <draw:enhanced-geometry svg:viewBox="0 0 21600 21600" draw:type="rectangle" draw:enhanced-path="M 0 0 L 21600 0 21600 21600 0 21600 0 0 Z N"/>
              </draw:custom-shape>
              <draw:custom-shape draw:style-name="gr60" draw:text-style-name="P35" draw:layer="layout" svg:width="0.1cm" svg:height="1cm" svg:x="26.797cm" svg:y="15.999cm">
                <text:p/>
                <draw:enhanced-geometry svg:viewBox="0 0 21600 21600" draw:type="rectangle" draw:enhanced-path="M 0 0 L 21600 0 21600 21600 0 21600 0 0 Z N"/>
              </draw:custom-shape>
              <draw:frame draw:style-name="gr49" draw:text-style-name="P34" draw:layer="layout" svg:width="0.4cm" svg:height="0.645cm" svg:x="26.797cm" svg:y="16.199cm">
                <draw:text-box>
                  <text:p><text:span text:style-name="T8">-</text:span></text:p>
                </draw:text-box>
              </draw:frame>
            </draw:g>
            <draw:g>
              <draw:custom-shape draw:style-name="gr59" draw:text-style-name="P33" draw:layer="layout" svg:width="0.4cm" svg:height="1cm" svg:x="27.397cm" svg:y="15.999cm">
                <text:p/>
                <draw:enhanced-geometry svg:viewBox="0 0 21600 21600" draw:type="rectangle" draw:enhanced-path="M 0 0 L 21600 0 21600 21600 0 21600 0 0 Z N"/>
              </draw:custom-shape>
              <draw:custom-shape draw:style-name="gr60" draw:text-style-name="P35" draw:layer="layout" svg:width="0.1cm" svg:height="1cm" svg:x="27.297cm" svg:y="15.999cm">
                <text:p/>
                <draw:enhanced-geometry svg:viewBox="0 0 21600 21600" draw:type="rectangle" draw:enhanced-path="M 0 0 L 21600 0 21600 21600 0 21600 0 0 Z N"/>
              </draw:custom-shape>
              <draw:frame draw:style-name="gr49" draw:text-style-name="P34" draw:layer="layout" svg:width="0.4cm" svg:height="0.645cm" svg:x="27.397cm" svg:y="16.2cm">
                <draw:text-box>
                  <text:p><text:span text:style-name="T8">6</text:span></text:p>
                </draw:text-box>
              </draw:frame>
            </draw:g>
            <draw:custom-shape draw:style-name="gr65" draw:text-style-name="P37" draw:layer="layout" svg:width="7.2cm" svg:height="1cm" svg:x="20.597cm" svg:y="15.999cm">
              <text:p/>
              <draw:enhanced-geometry svg:viewBox="0 0 21600 21600" draw:type="rectangle" draw:enhanced-path="M 0 0 L 21600 0 21600 21600 0 21600 0 0 Z N"/>
            </draw:custom-shape>
          </draw:g>
          <draw:custom-shape draw:style-name="gr66" draw:text-style-name="P36" draw:layer="layout" svg:width="0.433cm" svg:height="1.001cm" svg:x="20.1cm" svg:y="15.999cm">
            <text:p/>
            <draw:enhanced-geometry svg:viewBox="0 0 21600 21600" draw:type="rectangle" draw:enhanced-path="M 0 0 L 21600 0 21600 21600 0 21600 0 0 Z N"/>
          </draw:custom-shape>
        </draw:g>
        <draw:g>
          <draw:g>
            <draw:custom-shape draw:style-name="gr60" draw:text-style-name="P35" draw:layer="layout" svg:width="0.1cm" svg:height="1cm" svg:x="20.533cm" svg:y="17.893cm">
              <text:p/>
              <draw:enhanced-geometry svg:viewBox="0 0 21600 21600" draw:type="rectangle" draw:enhanced-path="M 0 0 L 21600 0 21600 21600 0 21600 0 0 Z N"/>
            </draw:custom-shape>
            <draw:g>
              <draw:custom-shape draw:style-name="gr64" draw:text-style-name="P36" draw:layer="layout" svg:width="0.4cm" svg:height="1cm" svg:x="20.697cm" svg:y="17.899cm">
                <text:p/>
                <draw:enhanced-geometry svg:viewBox="0 0 21600 21600" draw:type="rectangle" draw:enhanced-path="M 0 0 L 21600 0 21600 21600 0 21600 0 0 Z N"/>
              </draw:custom-shape>
              <draw:custom-shape draw:style-name="gr60" draw:text-style-name="P35" draw:layer="layout" svg:width="0.1cm" svg:height="1cm" svg:x="20.597cm" svg:y="17.899cm">
                <text:p/>
                <draw:enhanced-geometry svg:viewBox="0 0 21600 21600" draw:type="rectangle" draw:enhanced-path="M 0 0 L 21600 0 21600 21600 0 21600 0 0 Z N"/>
              </draw:custom-shape>
              <draw:frame draw:style-name="gr49" draw:text-style-name="P34" draw:layer="layout" svg:width="0.4cm" svg:height="0.645cm" svg:x="20.597cm" svg:y="18.099cm">
                <draw:text-box>
                  <text:p><text:span text:style-name="T8">-</text:span></text:p>
                </draw:text-box>
              </draw:frame>
            </draw:g>
            <draw:g>
              <draw:custom-shape draw:style-name="gr63" draw:text-style-name="P33" draw:layer="layout" svg:width="0.8cm" svg:height="1cm" svg:x="21.197cm" svg:y="17.899cm">
                <text:p/>
                <draw:enhanced-geometry svg:viewBox="0 0 21600 21600" draw:type="rectangle" draw:enhanced-path="M 0 0 L 21600 0 21600 21600 0 21600 0 0 Z N"/>
              </draw:custom-shape>
              <draw:custom-shape draw:style-name="gr60" draw:text-style-name="P35" draw:layer="layout" svg:width="0.1cm" svg:height="1cm" svg:x="21.097cm" svg:y="17.899cm">
                <text:p/>
                <draw:enhanced-geometry svg:viewBox="0 0 21600 21600" draw:type="rectangle" draw:enhanced-path="M 0 0 L 21600 0 21600 21600 0 21600 0 0 Z N"/>
              </draw:custom-shape>
              <draw:frame draw:style-name="gr49" draw:text-style-name="P34" draw:layer="layout" svg:width="0.4cm" svg:height="0.645cm" svg:x="21.397cm" svg:y="18.1cm">
                <draw:text-box>
                  <text:p><text:span text:style-name="T8">5</text:span></text:p>
                </draw:text-box>
              </draw:frame>
            </draw:g>
            <draw:g>
              <draw:custom-shape draw:style-name="gr64" draw:text-style-name="P36" draw:layer="layout" svg:width="0.2cm" svg:height="1cm" svg:x="24.097cm" svg:y="17.899cm">
                <text:p/>
                <draw:enhanced-geometry svg:viewBox="0 0 21600 21600" draw:type="rectangle" draw:enhanced-path="M 0 0 L 21600 0 21600 21600 0 21600 0 0 Z N"/>
              </draw:custom-shape>
              <draw:custom-shape draw:style-name="gr60" draw:text-style-name="P35" draw:layer="layout" svg:width="0.1cm" svg:height="1cm" svg:x="23.997cm" svg:y="17.899cm">
                <text:p/>
                <draw:enhanced-geometry svg:viewBox="0 0 21600 21600" draw:type="rectangle" draw:enhanced-path="M 0 0 L 21600 0 21600 21600 0 21600 0 0 Z N"/>
              </draw:custom-shape>
              <draw:frame draw:style-name="gr49" draw:text-style-name="P34" draw:layer="layout" svg:width="0.4cm" svg:height="0.645cm" svg:x="23.997cm" svg:y="18.099cm">
                <draw:text-box>
                  <text:p><text:span text:style-name="T8">-</text:span></text:p>
                </draw:text-box>
              </draw:frame>
            </draw:g>
            <draw:g>
              <draw:custom-shape draw:style-name="gr59" draw:text-style-name="P33" draw:layer="layout" svg:width="0.2cm" svg:height="1cm" svg:x="22.097cm" svg:y="17.899cm">
                <text:p/>
                <draw:enhanced-geometry svg:viewBox="0 0 21600 21600" draw:type="rectangle" draw:enhanced-path="M 0 0 L 21600 0 21600 21600 0 21600 0 0 Z N"/>
              </draw:custom-shape>
              <draw:custom-shape draw:style-name="gr60" draw:text-style-name="P35" draw:layer="layout" svg:width="0.1cm" svg:height="1cm" svg:x="21.997cm" svg:y="17.899cm">
                <text:p/>
                <draw:enhanced-geometry svg:viewBox="0 0 21600 21600" draw:type="rectangle" draw:enhanced-path="M 0 0 L 21600 0 21600 21600 0 21600 0 0 Z N"/>
              </draw:custom-shape>
            </draw:g>
            <draw:frame draw:style-name="gr49" draw:text-style-name="P34" draw:layer="layout" svg:width="0.4cm" svg:height="0.645cm" svg:x="21.897cm" svg:y="18.1cm">
              <draw:text-box>
                <text:p><text:span text:style-name="T8">3</text:span></text:p>
              </draw:text-box>
            </draw:frame>
            <draw:g>
              <draw:custom-shape draw:style-name="gr62" draw:text-style-name="P33" draw:layer="layout" svg:width="1cm" svg:height="1cm" svg:x="22.997cm" svg:y="17.899cm">
                <text:p/>
                <draw:enhanced-geometry svg:viewBox="0 0 21600 21600" draw:type="rectangle" draw:enhanced-path="M 0 0 L 21600 0 21600 21600 0 21600 0 0 Z N"/>
              </draw:custom-shape>
              <draw:custom-shape draw:style-name="gr60" draw:text-style-name="P35" draw:layer="layout" svg:width="0.1cm" svg:height="1cm" svg:x="22.897cm" svg:y="17.899cm">
                <text:p/>
                <draw:enhanced-geometry svg:viewBox="0 0 21600 21600" draw:type="rectangle" draw:enhanced-path="M 0 0 L 21600 0 21600 21600 0 21600 0 0 Z N"/>
              </draw:custom-shape>
              <draw:frame draw:style-name="gr49" draw:text-style-name="P34" draw:layer="layout" svg:width="0.4cm" svg:height="0.645cm" svg:x="23.297cm" svg:y="18.1cm">
                <draw:text-box>
                  <text:p><text:span text:style-name="T8">7</text:span></text:p>
                </draw:text-box>
              </draw:frame>
            </draw:g>
            <draw:g>
              <draw:custom-shape draw:style-name="gr64" draw:text-style-name="P36" draw:layer="layout" svg:width="0.5cm" svg:height="1cm" svg:x="22.397cm" svg:y="17.899cm">
                <text:p/>
                <draw:enhanced-geometry svg:viewBox="0 0 21600 21600" draw:type="rectangle" draw:enhanced-path="M 0 0 L 21600 0 21600 21600 0 21600 0 0 Z N"/>
              </draw:custom-shape>
              <draw:custom-shape draw:style-name="gr60" draw:text-style-name="P35" draw:layer="layout" svg:width="0.1cm" svg:height="1cm" svg:x="22.297cm" svg:y="17.899cm">
                <text:p/>
                <draw:enhanced-geometry svg:viewBox="0 0 21600 21600" draw:type="rectangle" draw:enhanced-path="M 0 0 L 21600 0 21600 21600 0 21600 0 0 Z N"/>
              </draw:custom-shape>
              <draw:frame draw:style-name="gr49" draw:text-style-name="P34" draw:layer="layout" svg:width="0.4cm" svg:height="0.645cm" svg:x="22.297cm" svg:y="18.099cm">
                <draw:text-box>
                  <text:p><text:span text:style-name="T8">-</text:span></text:p>
                </draw:text-box>
              </draw:frame>
            </draw:g>
            <draw:g>
              <draw:custom-shape draw:style-name="gr61" draw:text-style-name="P33" draw:layer="layout" svg:width="0.6cm" svg:height="1cm" svg:x="25.497cm" svg:y="17.899cm">
                <text:p/>
                <draw:enhanced-geometry svg:viewBox="0 0 21600 21600" draw:type="rectangle" draw:enhanced-path="M 0 0 L 21600 0 21600 21600 0 21600 0 0 Z N"/>
              </draw:custom-shape>
              <draw:custom-shape draw:style-name="gr60" draw:text-style-name="P35" draw:layer="layout" svg:width="0.1cm" svg:height="1cm" svg:x="25.397cm" svg:y="17.899cm">
                <text:p/>
                <draw:enhanced-geometry svg:viewBox="0 0 21600 21600" draw:type="rectangle" draw:enhanced-path="M 0 0 L 21600 0 21600 21600 0 21600 0 0 Z N"/>
              </draw:custom-shape>
              <draw:frame draw:style-name="gr49" draw:text-style-name="P34" draw:layer="layout" svg:width="0.4cm" svg:height="0.645cm" svg:x="25.597cm" svg:y="18.099cm">
                <draw:text-box>
                  <text:p><text:span text:style-name="T8">1</text:span></text:p>
                </draw:text-box>
              </draw:frame>
            </draw:g>
            <draw:g>
              <draw:custom-shape draw:style-name="gr62" draw:text-style-name="P33" draw:layer="layout" svg:width="1cm" svg:height="1cm" svg:x="24.397cm" svg:y="17.899cm">
                <text:p/>
                <draw:enhanced-geometry svg:viewBox="0 0 21600 21600" draw:type="rectangle" draw:enhanced-path="M 0 0 L 21600 0 21600 21600 0 21600 0 0 Z N"/>
              </draw:custom-shape>
              <draw:custom-shape draw:style-name="gr60" draw:text-style-name="P35" draw:layer="layout" svg:width="0.1cm" svg:height="1cm" svg:x="24.297cm" svg:y="17.899cm">
                <text:p/>
                <draw:enhanced-geometry svg:viewBox="0 0 21600 21600" draw:type="rectangle" draw:enhanced-path="M 0 0 L 21600 0 21600 21600 0 21600 0 0 Z N"/>
              </draw:custom-shape>
              <draw:frame draw:style-name="gr49" draw:text-style-name="P34" draw:layer="layout" svg:width="0.4cm" svg:height="0.645cm" svg:x="24.697cm" svg:y="18.1cm">
                <draw:text-box>
                  <text:p><text:span text:style-name="T8">2</text:span></text:p>
                </draw:text-box>
              </draw:frame>
            </draw:g>
            <draw:g>
              <draw:custom-shape draw:style-name="gr61" draw:text-style-name="P33" draw:layer="layout" svg:width="0.6cm" svg:height="1cm" svg:x="26.197cm" svg:y="17.899cm">
                <text:p/>
                <draw:enhanced-geometry svg:viewBox="0 0 21600 21600" draw:type="rectangle" draw:enhanced-path="M 0 0 L 21600 0 21600 21600 0 21600 0 0 Z N"/>
              </draw:custom-shape>
              <draw:custom-shape draw:style-name="gr60" draw:text-style-name="P35" draw:layer="layout" svg:width="0.1cm" svg:height="1cm" svg:x="26.097cm" svg:y="17.899cm">
                <text:p/>
                <draw:enhanced-geometry svg:viewBox="0 0 21600 21600" draw:type="rectangle" draw:enhanced-path="M 0 0 L 21600 0 21600 21600 0 21600 0 0 Z N"/>
              </draw:custom-shape>
              <draw:frame draw:style-name="gr49" draw:text-style-name="P34" draw:layer="layout" svg:width="0.4cm" svg:height="0.645cm" svg:x="26.297cm" svg:y="18.1cm">
                <draw:text-box>
                  <text:p><text:span text:style-name="T8">4</text:span></text:p>
                </draw:text-box>
              </draw:frame>
            </draw:g>
            <draw:g>
              <draw:custom-shape draw:style-name="gr64" draw:text-style-name="P36" draw:layer="layout" svg:width="0.4cm" svg:height="1cm" svg:x="26.897cm" svg:y="17.899cm">
                <text:p/>
                <draw:enhanced-geometry svg:viewBox="0 0 21600 21600" draw:type="rectangle" draw:enhanced-path="M 0 0 L 21600 0 21600 21600 0 21600 0 0 Z N"/>
              </draw:custom-shape>
              <draw:custom-shape draw:style-name="gr60" draw:text-style-name="P35" draw:layer="layout" svg:width="0.1cm" svg:height="1cm" svg:x="26.797cm" svg:y="17.899cm">
                <text:p/>
                <draw:enhanced-geometry svg:viewBox="0 0 21600 21600" draw:type="rectangle" draw:enhanced-path="M 0 0 L 21600 0 21600 21600 0 21600 0 0 Z N"/>
              </draw:custom-shape>
              <draw:frame draw:style-name="gr49" draw:text-style-name="P34" draw:layer="layout" svg:width="0.4cm" svg:height="0.645cm" svg:x="26.797cm" svg:y="18.099cm">
                <draw:text-box>
                  <text:p><text:span text:style-name="T8">-</text:span></text:p>
                </draw:text-box>
              </draw:frame>
            </draw:g>
            <draw:g>
              <draw:custom-shape draw:style-name="gr59" draw:text-style-name="P33" draw:layer="layout" svg:width="0.4cm" svg:height="1cm" svg:x="27.397cm" svg:y="17.899cm">
                <text:p/>
                <draw:enhanced-geometry svg:viewBox="0 0 21600 21600" draw:type="rectangle" draw:enhanced-path="M 0 0 L 21600 0 21600 21600 0 21600 0 0 Z N"/>
              </draw:custom-shape>
              <draw:custom-shape draw:style-name="gr60" draw:text-style-name="P35" draw:layer="layout" svg:width="0.1cm" svg:height="1cm" svg:x="27.297cm" svg:y="17.899cm">
                <text:p/>
                <draw:enhanced-geometry svg:viewBox="0 0 21600 21600" draw:type="rectangle" draw:enhanced-path="M 0 0 L 21600 0 21600 21600 0 21600 0 0 Z N"/>
              </draw:custom-shape>
              <draw:frame draw:style-name="gr49" draw:text-style-name="P34" draw:layer="layout" svg:width="0.4cm" svg:height="0.645cm" svg:x="27.397cm" svg:y="18.1cm">
                <draw:text-box>
                  <text:p><text:span text:style-name="T8">6</text:span></text:p>
                </draw:text-box>
              </draw:frame>
            </draw:g>
            <draw:custom-shape draw:style-name="gr65" draw:text-style-name="P37" draw:layer="layout" svg:width="7.2cm" svg:height="1cm" svg:x="20.597cm" svg:y="17.899cm">
              <text:p/>
              <draw:enhanced-geometry svg:viewBox="0 0 21600 21600" draw:type="rectangle" draw:enhanced-path="M 0 0 L 21600 0 21600 21600 0 21600 0 0 Z N"/>
            </draw:custom-shape>
          </draw:g>
          <draw:custom-shape draw:style-name="gr66" draw:text-style-name="P36" draw:layer="layout" svg:width="0.433cm" svg:height="1.001cm" svg:x="20.1cm" svg:y="17.899cm">
            <text:p/>
            <draw:enhanced-geometry svg:viewBox="0 0 21600 21600" draw:type="rectangle" draw:enhanced-path="M 0 0 L 21600 0 21600 21600 0 21600 0 0 Z N"/>
          </draw:custom-shape>
          <draw:custom-shape draw:style-name="gr67" draw:text-style-name="P38" draw:layer="layout" svg:width="7.697cm" svg:height="1cm" svg:x="20.1cm" svg:y="17.899cm">
            <text:p/>
            <draw:enhanced-geometry svg:viewBox="0 0 21600 21600" draw:type="rectangle" draw:enhanced-path="M 0 0 L 21600 0 21600 21600 0 21600 0 0 Z N"/>
          </draw:custom-shape>
          <draw:frame draw:style-name="gr55" draw:text-style-name="P34" draw:layer="layout" svg:width="4.6cm" svg:height="0.725cm" svg:x="21.7cm" svg:y="18cm">
            <draw:text-box>
              <text:p text:style-name="P5"><text:span text:style-name="T7">Encrypted image</text:span></text:p>
            </draw:text-box>
          </draw:frame>
        </draw:g>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01cm" svg:y="0.4cm" presentation:class="title" presentation:user-transformed="true">
          <draw:text-box>
            <text:p>Layered images</text:p>
          </draw:text-box>
        </draw:frame>
        <draw:frame presentation:style-name="pr4" draw:layer="layout" svg:width="27.2cm" svg:height="16.2cm" svg:x="0.4cm" svg:y="2.8cm" presentation:class="outline" presentation:user-transformed="true">
          <draw:text-box>
            <text:list text:style-name="L2">
              <text:list-item>
                <text:p>Over time you will accumulate multiple products to support and update, each with:</text:p>
                <text:list>
                  <text:list-item>
                    <text:p text:style-name="P39"><text:span text:style-name="T13">Different instruction sets =&gt; multiple recompilations.</text:span></text:p>
                  </text:list-item>
                  <text:list-item>
                    <text:p text:style-name="P39"><text:span text:style-name="T13">Different microprocessors =&gt; different chip peripheral code.</text:span></text:p>
                  </text:list-item>
                  <text:list-item>
                    <text:p><text:span text:style-name="T3">Multiple pcb’s =&gt; pcb specific configuration and adapter code.</text:span></text:p>
                  </text:list-item>
                  <text:list-item>
                    <text:p><text:span text:style-name="T3">New bootloader and security measures =&gt; must be updatable.</text:span></text:p>
                  </text:list-item>
                  <text:list-item>
                    <text:p><text:span text:style-name="T3">Different purposes =&gt; application specific code.</text:span></text:p>
                  </text:list-item>
                </text:list>
              </text:list-item>
              <text:list-item>
                <text:p><text:span text:style-name="T14">Minimise the number of reproduced images </text:span><text:span text:style-name="T3">(same/similar data encrypted differently multiple times)</text:span><text:span text:style-name="T14"> by separating out these concerns into separate encrypted images, reducing the potential for a differential attack on the encryption keys.</text:span></text:p>
              </text:list-item>
              <text:list-item>
                <text:p><text:span text:style-name="T14">This can also minimise the cost of porting and supporting a wide range of hardware at the cost of requiring global changes to change an interface.</text:span></text:p>
              </text:list-item>
              <text:list-item>
                <text:p><text:span text:style-name="T14">The encryption implications of changing ISA’s is not obvious. </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01cm" svg:y="0.4cm" presentation:class="title">
          <draw:text-box>
            <text:p>What is a firmware package</text:p>
          </draw:text-box>
        </draw:frame>
        <draw:frame presentation:style-name="pr4" draw:layer="layout" svg:width="20.3cm" svg:height="17.3cm" svg:x="0.4cm" svg:y="2.4cm" presentation:class="outline" presentation:user-transformed="true">
          <draw:text-box>
            <text:list text:style-name="L2">
              <text:list-item>
                <text:p>This is a collection of all the materials relating to a device and is designed to be cached by tools to save the bandwidth of repeated downloading.</text:p>
              </text:list-item>
              <text:list-item>
                <text:p>Contains the unencrypted necessary information to allow tools to communicate with and interpret diagnostic information coming from the device.</text:p>
                <text:list>
                  <text:list-item>
                    <text:p><text:span text:style-name="T3">This is included in the firmware package so that developer / diagnostic tools can work with a device without requiring a specific version of each tool for a given device.</text:span></text:p>
                  </text:list-item>
                </text:list>
              </text:list-item>
              <text:list-item>
                <text:p>Includes the encrypted images sent for a device update which includes:</text:p>
                <text:list>
                  <text:list-item>
                    <text:p><text:span text:style-name="T3">The firmware image(s).</text:span></text:p>
                  </text:list-item>
                  <text:list-item>
                    <text:p><text:span text:style-name="T3">Configuration blobs for a given 3</text:span><text:span text:style-name="T15">rd</text:span><text:span text:style-name="T3"> party product.</text:span></text:p>
                  </text:list-item>
                  <text:list-item>
                    <text:p><text:span text:style-name="T3">Configuration blobs for a given product revision.</text:span></text:p>
                  </text:list-item>
                  <text:list-item>
                    <text:p><text:span text:style-name="T3">Configuration blobs for a given user.</text:span></text:p>
                  </text:list-item>
                </text:list>
              </text:list-item>
              <text:list-item>
                <text:p><text:span text:style-name="T14">Does not contain any keys; they are never stored.</text:span></text:p>
              </text:list-item>
            </text:list>
          </draw:text-box>
        </draw:frame>
        <draw:g>
          <draw:frame draw:style-name="gr68" draw:text-style-name="P9" draw:layer="layout" svg:width="6.8cm" svg:height="1.179cm" svg:x="20.7cm" svg:y="3.921cm">
            <draw:text-box>
              <text:p text:style-name="P5">Firmware package ID</text:p>
            </draw:text-box>
          </draw:frame>
          <draw:frame draw:style-name="gr69" draw:text-style-name="P7" draw:layer="layout" svg:width="6.8cm" svg:height="7.467cm" svg:x="20.7cm" svg:y="6.922cm">
            <draw:text-box>
              <text:p text:style-name="P5">Details of how to communicate and interpret data from the device once the challenge / counter – challenge is completed.</text:p>
              <text:p text:style-name="P5">Session encrypted between tools and server.</text:p>
            </draw:text-box>
          </draw:frame>
          <draw:frame draw:style-name="gr10" draw:text-style-name="P9" draw:layer="layout" svg:width="6.8cm" svg:height="1.779cm" svg:x="20.7cm" svg:y="5.122cm">
            <draw:text-box>
              <text:p text:style-name="P5">Human readable details</text:p>
            </draw:text-box>
          </draw:frame>
          <draw:frame draw:style-name="gr15" draw:text-style-name="P8" draw:layer="layout" svg:width="6.8cm" svg:height="1.779cm" svg:x="20.7cm" svg:y="14.423cm">
            <draw:text-box>
              <text:p text:style-name="P5">Signed and encrypted firmware image</text:p>
            </draw:text-box>
          </draw:frame>
          <draw:frame draw:style-name="gr15" draw:text-style-name="P8" draw:layer="layout" svg:width="6.8cm" svg:height="1.779cm" svg:x="20.7cm" svg:y="16.224cm">
            <draw:text-box>
              <text:p text:style-name="P5">Signed and encrypted configuration blob</text:p>
            </draw:text-box>
          </draw:frame>
        </draw:g>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8" draw:layer="layout" svg:width="27.6cm" svg:height="3.473cm" svg:x="0.2cm" svg:y="-0.451cm" presentation:class="title" presentation:user-transformed="true">
          <draw:text-box>
            <text:p>Firmware package use in debugging</text:p>
          </draw:text-box>
        </draw:frame>
        <draw:frame presentation:style-name="pr4"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01cm" svg:y="0.4cm" presentation:class="title">
          <draw:text-box>
            <text:p>Server data stored</text:p>
          </draw:text-box>
        </draw:frame>
        <draw:frame presentation:style-name="pr4" draw:layer="layout" svg:width="27.2cm" svg:height="16.7cm" svg:x="0.4cm" svg:y="2.7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2a6099" draw:end-color="#800080"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5" draw:display-name="Gradient 5" draw:style="linear" draw:start-color="#00a933" draw:end-color="#2a6099" draw:start-intensity="100%" draw:end-intensity="100%" draw:angle="30deg" draw:border="0%"/>
    <draw:gradient draw:name="Gradient_20_7" draw:display-name="Gradient 7" draw:style="linear" draw:start-color="#2a6099" draw:end-color="#800080" draw:start-intensity="100%" draw:end-intensity="100%" draw:angle="30deg" draw:border="0%"/>
    <draw:gradient draw:name="Gradient_20_9" draw:display-name="Gradient 9" draw:style="linear" draw:start-color="#800080" draw:end-color="#ff0000"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6DA539667EFE1625.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5" draw:text-style-name="MP12" draw:layer="backgroundobjects" svg:width="27.999cm" svg:height="1.357cm" svg:x="0.001cm" svg:y="18.701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draw:frame draw:style-name="Mgr6"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6"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29T10:22:09.267339772</meta:creation-date>
    <meta:editing-duration>P1DT2H2M49S</meta:editing-duration>
    <meta:editing-cycles>45</meta:editing-cycles>
    <meta:generator>LibreOffice/7.0.5.2$Windows_X86_64 LibreOffice_project/64390860c6cd0aca4beafafcfd84613dd9dfb63a</meta:generator>
    <dc:title>Blue plus</dc:title>
    <dc:date>2021-05-16T18:42:20.024000000</dc:date>
    <meta:document-statistic meta:object-count="794"/>
  </office:meta>
</office:document-meta>
</file>